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76.56pt"/>
    </style:style>
    <style:style style:name="ro1" style:family="table-row">
      <style:table-row-properties style:row-height="12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122">
      <style:text-properties style:font-name="Arial"/>
    </style:style>
    <style:style style:name="ce10" style:family="table-cell" style:parent-style-name="Pivot-Tabelle_20_Wert">
      <style:table-cell-properties fo:border-bottom="none" fo:border-left="0.99pt solid #000000" fo:border-right="none" fo:border-top="0.99pt solid #000000"/>
    </style:style>
    <style:style style:name="ce11" style:family="table-cell" style:parent-style-name="Pivot-Tabelle_20_Wert">
      <style:table-cell-properties fo:border-bottom="none" fo:border-left="0.99pt solid #000000" fo:border-right="none" fo:border-top="none"/>
    </style:style>
    <style:style style:name="ce12" style:family="table-cell" style:parent-style-name="Pivot-Tabelle_20_Wert">
      <style:table-cell-properties fo:border-bottom="0.99pt solid #000000" fo:border-left="0.99pt solid #000000" fo:border-right="none" fo:border-top="none"/>
    </style:style>
    <style:style style:name="ce13" style:family="table-cell" style:parent-style-name="Pivot-Tabelle_20_Ergebnis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15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-Tabelle_20_Wert">
      <style:table-cell-properties fo:border-bottom="none" fo:border-left="none" fo:border-right="none" fo:border-top="0.99pt solid #000000"/>
    </style:style>
    <style:style style:name="ce17" style:family="table-cell" style:parent-style-name="Pivot-Tabelle_20_Wert">
      <style:table-cell-properties fo:border-bottom="0.99pt solid #000000" fo:border-left="none" fo:border-right="none" fo:border-top="none"/>
    </style:style>
    <style:style style:name="ce18" style:family="table-cell" style:parent-style-name="Pivot-Tabelle_20_Ergebnis">
      <style:table-cell-properties fo:border-bottom="2.01pt solid #000000" fo:border-left="none" fo:border-right="none" fo:border-top="0.99pt solid #000000"/>
    </style:style>
    <style:style style:name="ce19" style:family="table-cell" style:parent-style-name="Pivot-Tabelle_20_Wert">
      <style:table-cell-properties fo:border-bottom="none" fo:border-left="none" fo:border-right="0.99pt solid #000000" fo:border-top="0.99pt solid #000000"/>
    </style:style>
    <style:style style:name="ce20" style:family="table-cell" style:parent-style-name="Pivot-Tabelle_20_Wert">
      <style:table-cell-properties fo:border-bottom="none" fo:border-left="none" fo:border-right="0.99pt solid #000000" fo:border-top="none"/>
    </style:style>
    <style:style style:name="ce21" style:family="table-cell" style:parent-style-name="Pivot-Tabelle_20_Wert">
      <style:table-cell-properties fo:border-bottom="0.99pt solid #000000" fo:border-left="none" fo:border-right="0.99pt solid #000000" fo:border-top="none"/>
    </style:style>
    <style:style style:name="ce22" style:family="table-cell" style:parent-style-name="Pivot-Tabelle_20_Ergebnis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-Tabelle_20_Titel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-Tabelle_20_Ergebnis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-Tabelle_20_Ergebnis">
      <style:table-cell-properties fo:border-bottom="none" fo:border-left="0.99pt solid #000000" fo:border-right="2.01pt solid #000000" fo:border-top="none"/>
    </style:style>
    <style:style style:name="ce27" style:family="table-cell" style:parent-style-name="Pivot-Tabelle_20_Ergebnis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-Tabelle_20_Ergebnis">
      <style:table-cell-properties fo:border-bottom="2.01pt solid #000000" fo:border-left="0.99pt solid #000000" fo:border-right="2.01pt solid #000000" fo:border-top="0.99pt solid #000000"/>
    </style:style>
    <style:style style:name="ce3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 style:data-style-name="N122">
      <style:text-properties style:font-name="Arial"/>
    </style:style>
    <style:style style:name="ce59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60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61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62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63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64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65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66" style:family="table-cell" style:parent-style-name="Pivot-Tabelle_20_Wert">
      <style:table-cell-properties fo:border-bottom="none" fo:border-left="0.99pt solid #000000" fo:border-right="none" fo:border-top="0.99pt solid #000000"/>
    </style:style>
    <style:style style:name="ce67" style:family="table-cell" style:parent-style-name="Pivot-Tabelle_20_Wert">
      <style:table-cell-properties fo:border-bottom="none" fo:border-left="0.99pt solid #000000" fo:border-right="none" fo:border-top="none"/>
    </style:style>
    <style:style style:name="ce68" style:family="table-cell" style:parent-style-name="Pivot-Tabelle_20_Wert">
      <style:table-cell-properties fo:border-bottom="0.99pt solid #000000" fo:border-left="0.99pt solid #000000" fo:border-right="none" fo:border-top="none"/>
    </style:style>
    <style:style style:name="ce69" style:family="table-cell" style:parent-style-name="Pivot-Tabelle_20_Ergebnis">
      <style:table-cell-properties fo:border-bottom="2.01pt solid #000000" fo:border-left="0.99pt solid #000000" fo:border-right="none" fo:border-top="0.99pt solid #000000"/>
    </style:style>
    <style:style style:name="ce70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71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72" style:family="table-cell" style:parent-style-name="Pivot-Tabelle_20_Wert">
      <style:table-cell-properties fo:border-bottom="none" fo:border-left="none" fo:border-right="none" fo:border-top="0.99pt solid #000000"/>
    </style:style>
    <style:style style:name="ce73" style:family="table-cell" style:parent-style-name="Pivot-Tabelle_20_Wert">
      <style:table-cell-properties fo:border-bottom="0.99pt solid #000000" fo:border-left="none" fo:border-right="none" fo:border-top="none"/>
    </style:style>
    <style:style style:name="ce74" style:family="table-cell" style:parent-style-name="Pivot-Tabelle_20_Ergebnis">
      <style:table-cell-properties fo:border-bottom="2.01pt solid #000000" fo:border-left="none" fo:border-right="none" fo:border-top="0.99pt solid #000000"/>
    </style:style>
    <style:style style:name="ce75" style:family="table-cell" style:parent-style-name="Pivot-Tabelle_20_Wert">
      <style:table-cell-properties fo:border-bottom="none" fo:border-left="none" fo:border-right="0.99pt solid #000000" fo:border-top="0.99pt solid #000000"/>
    </style:style>
    <style:style style:name="ce76" style:family="table-cell" style:parent-style-name="Pivot-Tabelle_20_Wert">
      <style:table-cell-properties fo:border-bottom="none" fo:border-left="none" fo:border-right="0.99pt solid #000000" fo:border-top="none"/>
    </style:style>
    <style:style style:name="ce77" style:family="table-cell" style:parent-style-name="Pivot-Tabelle_20_Wert">
      <style:table-cell-properties fo:border-bottom="0.99pt solid #000000" fo:border-left="none" fo:border-right="0.99pt solid #000000" fo:border-top="none"/>
    </style:style>
    <style:style style:name="ce78" style:family="table-cell" style:parent-style-name="Pivot-Tabelle_20_Ergebnis">
      <style:table-cell-properties fo:border-bottom="2.01pt solid #000000" fo:border-left="none" fo:border-right="0.99pt solid #000000" fo:border-top="0.99pt solid #000000"/>
    </style:style>
    <style:style style:name="ce79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80" style:family="table-cell" style:parent-style-name="Pivot-Tabelle_20_Titel" style:data-style-name="N0">
      <style:table-cell-properties fo:border-bottom="0.99pt solid #000000" fo:border-left="0.99pt solid #000000" fo:border-right="2.01pt solid #000000" fo:border-top="0.99pt solid #000000"/>
    </style:style>
    <style:style style:name="ce81" style:family="table-cell" style:parent-style-name="Pivot-Tabelle_20_Ergebnis">
      <style:table-cell-properties fo:border-bottom="none" fo:border-left="0.99pt solid #000000" fo:border-right="2.01pt solid #000000" fo:border-top="0.99pt solid #000000"/>
    </style:style>
    <style:style style:name="ce82" style:family="table-cell" style:parent-style-name="Pivot-Tabelle_20_Ergebnis">
      <style:table-cell-properties fo:border-bottom="none" fo:border-left="0.99pt solid #000000" fo:border-right="2.01pt solid #000000" fo:border-top="none"/>
    </style:style>
    <style:style style:name="ce83" style:family="table-cell" style:parent-style-name="Pivot-Tabelle_20_Ergebnis">
      <style:table-cell-properties fo:border-bottom="0.99pt solid #000000" fo:border-left="0.99pt solid #000000" fo:border-right="2.01pt solid #000000" fo:border-top="none"/>
    </style:style>
    <style:style style:name="ce84" style:family="table-cell" style:parent-style-name="Pivot-Tabelle_20_Ergebnis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nktion" table:style-name="ta1">
        <table:table-column table:style-name="co1" table:default-cell-style-name="ce57"/>
        <table:table-column table:style-name="co2" table:number-columns-repeated="4" table:default-cell-style-name="ce57"/>
        <table:table-column table:style-name="co2" table:default-cell-style-name="ce58"/>
        <table:table-column table:style-name="co2" table:number-columns-repeated="1018" table:default-cell-style-name="ce57"/>
        <table:table-row table:style-name="ro1">
          <table:table-cell office:value-type="string" calcext:value-type="string">
            <text:p>Rückzahlungsplan Darleh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lehenssumme: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gung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nssatz: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Restschuld</text:p>
          </table:table-cell>
          <table:table-cell office:value-type="string" calcext:value-type="string">
            <text:p>Zinsen</text:p>
          </table:table-cell>
          <table:table-cell office:value-type="string" calcext:value-type="string">
            <text:p>Tilgung</text:p>
          </table:table-cell>
          <table:table-cell office:value-type="string" calcext:value-type="string">
            <text:p>Rate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8" table:formula="of:=[.B3]" office:value-type="currency" office:currency="EUR" office:value="10000" calcext:value-type="currency">
            <text:p>10,000.00 €</text:p>
          </table:table-cell>
          <table:table-cell table:style-name="ce58" table:formula="of:=[.C9]*[.$B$5]/100/12" office:value-type="currency" office:currency="EUR" office:value="16.6666666666667" calcext:value-type="currency">
            <text:p>16.67 €</text:p>
          </table:table-cell>
          <table:table-cell table:style-name="ce58" table:formula="of:=[.C9]*[.$B$4]/100/12" office:value-type="currency" office:currency="EUR" office:value="8.33333333333333" calcext:value-type="currency">
            <text:p>8.33 €</text:p>
          </table:table-cell>
          <table:table-cell table:formula="of:=[.D9]+[.E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9]-[.E9]" office:value-type="currency" office:currency="EUR" office:value="9991.66666666667" calcext:value-type="currency">
            <text:p>9,991.67 €</text:p>
          </table:table-cell>
          <table:table-cell table:style-name="ce58" table:formula="of:=[.C10]*[.$B$5]/100/12" office:value-type="currency" office:currency="EUR" office:value="16.6527777777778" calcext:value-type="currency">
            <text:p>16.65 €</text:p>
          </table:table-cell>
          <table:table-cell table:style-name="ce58" table:formula="of:=[.D9]+[.E9]-[.D10]" office:value-type="currency" office:currency="EUR" office:value="8.34722222222223" calcext:value-type="currency">
            <text:p>8.35 €</text:p>
          </table:table-cell>
          <table:table-cell table:formula="of:=[.D10]+[.E1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10]-[.E10]" office:value-type="currency" office:currency="EUR" office:value="9983.31944444444" calcext:value-type="currency">
            <text:p>9,983.32 €</text:p>
          </table:table-cell>
          <table:table-cell table:style-name="ce58" table:formula="of:=[.C11]*[.$B$5]/100/12" office:value-type="currency" office:currency="EUR" office:value="16.6388657407407" calcext:value-type="currency">
            <text:p>16.64 €</text:p>
          </table:table-cell>
          <table:table-cell table:style-name="ce58" table:formula="of:=[.D10]+[.E10]-[.D11]" office:value-type="currency" office:currency="EUR" office:value="8.36113425925926" calcext:value-type="currency">
            <text:p>8.36 €</text:p>
          </table:table-cell>
          <table:table-cell table:formula="of:=[.D11]+[.E1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11]-[.E11]" office:value-type="currency" office:currency="EUR" office:value="9974.95831018518" calcext:value-type="currency">
            <text:p>9,974.96 €</text:p>
          </table:table-cell>
          <table:table-cell table:style-name="ce58" table:formula="of:=[.C12]*[.$B$5]/100/12" office:value-type="currency" office:currency="EUR" office:value="16.6249305169753" calcext:value-type="currency">
            <text:p>16.62 €</text:p>
          </table:table-cell>
          <table:table-cell table:style-name="ce58" table:formula="of:=[.D11]+[.E11]-[.D12]" office:value-type="currency" office:currency="EUR" office:value="8.37506948302469" calcext:value-type="currency">
            <text:p>8.38 €</text:p>
          </table:table-cell>
          <table:table-cell table:formula="of:=[.D12]+[.E1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12]-[.E12]" office:value-type="currency" office:currency="EUR" office:value="9966.58324070216" calcext:value-type="currency">
            <text:p>9,966.58 €</text:p>
          </table:table-cell>
          <table:table-cell table:style-name="ce58" table:formula="of:=[.C13]*[.$B$5]/100/12" office:value-type="currency" office:currency="EUR" office:value="16.6109720678369" calcext:value-type="currency">
            <text:p>16.61 €</text:p>
          </table:table-cell>
          <table:table-cell table:style-name="ce58" table:formula="of:=[.D12]+[.E12]-[.D13]" office:value-type="currency" office:currency="EUR" office:value="8.38902793216307" calcext:value-type="currency">
            <text:p>8.39 €</text:p>
          </table:table-cell>
          <table:table-cell table:formula="of:=[.D13]+[.E1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13]-[.E13]" office:value-type="currency" office:currency="EUR" office:value="9958.19421277" calcext:value-type="currency">
            <text:p>9,958.19 €</text:p>
          </table:table-cell>
          <table:table-cell table:style-name="ce58" table:formula="of:=[.C14]*[.$B$5]/100/12" office:value-type="currency" office:currency="EUR" office:value="16.5969903546167" calcext:value-type="currency">
            <text:p>16.60 €</text:p>
          </table:table-cell>
          <table:table-cell table:style-name="ce58" table:formula="of:=[.D13]+[.E13]-[.D14]" office:value-type="currency" office:currency="EUR" office:value="8.40300964538334" calcext:value-type="currency">
            <text:p>8.40 €</text:p>
          </table:table-cell>
          <table:table-cell table:formula="of:=[.D14]+[.E1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14]-[.E14]" office:value-type="currency" office:currency="EUR" office:value="9949.79120312461" calcext:value-type="currency">
            <text:p>9,949.79 €</text:p>
          </table:table-cell>
          <table:table-cell table:style-name="ce58" table:formula="of:=[.C15]*[.$B$5]/100/12" office:value-type="currency" office:currency="EUR" office:value="16.582985338541" calcext:value-type="currency">
            <text:p>16.58 €</text:p>
          </table:table-cell>
          <table:table-cell table:style-name="ce58" table:formula="of:=[.D14]+[.E14]-[.D15]" office:value-type="currency" office:currency="EUR" office:value="8.41701466145898" calcext:value-type="currency">
            <text:p>8.42 €</text:p>
          </table:table-cell>
          <table:table-cell table:formula="of:=[.D15]+[.E1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15]-[.E15]" office:value-type="currency" office:currency="EUR" office:value="9941.37418846315" calcext:value-type="currency">
            <text:p>9,941.37 €</text:p>
          </table:table-cell>
          <table:table-cell table:style-name="ce58" table:formula="of:=[.C16]*[.$B$5]/100/12" office:value-type="currency" office:currency="EUR" office:value="16.5689569807719" calcext:value-type="currency">
            <text:p>16.57 €</text:p>
          </table:table-cell>
          <table:table-cell table:style-name="ce58" table:formula="of:=[.D15]+[.E15]-[.D16]" office:value-type="currency" office:currency="EUR" office:value="8.43104301922807" calcext:value-type="currency">
            <text:p>8.43 €</text:p>
          </table:table-cell>
          <table:table-cell table:formula="of:=[.D16]+[.E1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16]-[.E16]" office:value-type="currency" office:currency="EUR" office:value="9932.94314544393" calcext:value-type="currency">
            <text:p>9,932.94 €</text:p>
          </table:table-cell>
          <table:table-cell table:style-name="ce58" table:formula="of:=[.C17]*[.$B$5]/100/12" office:value-type="currency" office:currency="EUR" office:value="16.5549052424065" calcext:value-type="currency">
            <text:p>16.55 €</text:p>
          </table:table-cell>
          <table:table-cell table:style-name="ce58" table:formula="of:=[.D16]+[.E16]-[.D17]" office:value-type="currency" office:currency="EUR" office:value="8.44509475759346" calcext:value-type="currency">
            <text:p>8.45 €</text:p>
          </table:table-cell>
          <table:table-cell table:formula="of:=[.D17]+[.E1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17]-[.E17]" office:value-type="currency" office:currency="EUR" office:value="9924.49805068633" calcext:value-type="currency">
            <text:p>9,924.50 €</text:p>
          </table:table-cell>
          <table:table-cell table:style-name="ce58" table:formula="of:=[.C18]*[.$B$5]/100/12" office:value-type="currency" office:currency="EUR" office:value="16.5408300844772" calcext:value-type="currency">
            <text:p>16.54 €</text:p>
          </table:table-cell>
          <table:table-cell table:style-name="ce58" table:formula="of:=[.D17]+[.E17]-[.D18]" office:value-type="currency" office:currency="EUR" office:value="8.45916991552278" calcext:value-type="currency">
            <text:p>8.46 €</text:p>
          </table:table-cell>
          <table:table-cell table:formula="of:=[.D18]+[.E1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18]-[.E18]" office:value-type="currency" office:currency="EUR" office:value="9916.03888077081" calcext:value-type="currency">
            <text:p>9,916.04 €</text:p>
          </table:table-cell>
          <table:table-cell table:style-name="ce58" table:formula="of:=[.C19]*[.$B$5]/100/12" office:value-type="currency" office:currency="EUR" office:value="16.5267314679514" calcext:value-type="currency">
            <text:p>16.53 €</text:p>
          </table:table-cell>
          <table:table-cell table:style-name="ce58" table:formula="of:=[.D18]+[.E18]-[.D19]" office:value-type="currency" office:currency="EUR" office:value="8.47326853204865" calcext:value-type="currency">
            <text:p>8.47 €</text:p>
          </table:table-cell>
          <table:table-cell table:formula="of:=[.D19]+[.E1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19]-[.E19]" office:value-type="currency" office:currency="EUR" office:value="9907.56561223876" calcext:value-type="currency">
            <text:p>9,907.57 €</text:p>
          </table:table-cell>
          <table:table-cell table:style-name="ce58" table:formula="of:=[.C20]*[.$B$5]/100/12" office:value-type="currency" office:currency="EUR" office:value="16.5126093537313" calcext:value-type="currency">
            <text:p>16.51 €</text:p>
          </table:table-cell>
          <table:table-cell table:style-name="ce58" table:formula="of:=[.D19]+[.E19]-[.D20]" office:value-type="currency" office:currency="EUR" office:value="8.48739064626873" calcext:value-type="currency">
            <text:p>8.49 €</text:p>
          </table:table-cell>
          <table:table-cell table:formula="of:=[.D20]+[.E2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8" table:formula="of:=[.C20]-[.E20]" office:value-type="currency" office:currency="EUR" office:value="9899.07822159249" calcext:value-type="currency">
            <text:p>9,899.08 €</text:p>
          </table:table-cell>
          <table:table-cell table:style-name="ce58" table:formula="of:=[.C21]*[.$B$5]/100/12" office:value-type="currency" office:currency="EUR" office:value="16.4984637026542" calcext:value-type="currency">
            <text:p>16.50 €</text:p>
          </table:table-cell>
          <table:table-cell table:style-name="ce58" table:formula="of:=[.D20]+[.E20]-[.D21]" office:value-type="currency" office:currency="EUR" office:value="8.50153629734584" calcext:value-type="currency">
            <text:p>8.50 €</text:p>
          </table:table-cell>
          <table:table-cell table:formula="of:=[.D21]+[.E2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21]-[.E21]" office:value-type="currency" office:currency="EUR" office:value="9890.57668529515" calcext:value-type="currency">
            <text:p>9,890.58 €</text:p>
          </table:table-cell>
          <table:table-cell table:style-name="ce58" table:formula="of:=[.C22]*[.$B$5]/100/12" office:value-type="currency" office:currency="EUR" office:value="16.4842944754919" calcext:value-type="currency">
            <text:p>16.48 €</text:p>
          </table:table-cell>
          <table:table-cell table:style-name="ce58" table:formula="of:=[.D21]+[.E21]-[.D22]" office:value-type="currency" office:currency="EUR" office:value="8.51570552450809" calcext:value-type="currency">
            <text:p>8.52 €</text:p>
          </table:table-cell>
          <table:table-cell table:formula="of:=[.D22]+[.E2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22]-[.E22]" office:value-type="currency" office:currency="EUR" office:value="9882.06097977064" calcext:value-type="currency">
            <text:p>9,882.06 €</text:p>
          </table:table-cell>
          <table:table-cell table:style-name="ce58" table:formula="of:=[.C23]*[.$B$5]/100/12" office:value-type="currency" office:currency="EUR" office:value="16.4701016329511" calcext:value-type="currency">
            <text:p>16.47 €</text:p>
          </table:table-cell>
          <table:table-cell table:style-name="ce58" table:formula="of:=[.D22]+[.E22]-[.D23]" office:value-type="currency" office:currency="EUR" office:value="8.52989836704893" calcext:value-type="currency">
            <text:p>8.53 €</text:p>
          </table:table-cell>
          <table:table-cell table:formula="of:=[.D23]+[.E2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23]-[.E23]" office:value-type="currency" office:currency="EUR" office:value="9873.53108140359" calcext:value-type="currency">
            <text:p>9,873.53 €</text:p>
          </table:table-cell>
          <table:table-cell table:style-name="ce58" table:formula="of:=[.C24]*[.$B$5]/100/12" office:value-type="currency" office:currency="EUR" office:value="16.4558851356727" calcext:value-type="currency">
            <text:p>16.46 €</text:p>
          </table:table-cell>
          <table:table-cell table:style-name="ce58" table:formula="of:=[.D23]+[.E23]-[.D24]" office:value-type="currency" office:currency="EUR" office:value="8.54411486432735" calcext:value-type="currency">
            <text:p>8.54 €</text:p>
          </table:table-cell>
          <table:table-cell table:formula="of:=[.D24]+[.E2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24]-[.E24]" office:value-type="currency" office:currency="EUR" office:value="9864.98696653926" calcext:value-type="currency">
            <text:p>9,864.99 €</text:p>
          </table:table-cell>
          <table:table-cell table:style-name="ce58" table:formula="of:=[.C25]*[.$B$5]/100/12" office:value-type="currency" office:currency="EUR" office:value="16.4416449442321" calcext:value-type="currency">
            <text:p>16.44 €</text:p>
          </table:table-cell>
          <table:table-cell table:style-name="ce58" table:formula="of:=[.D24]+[.E24]-[.D25]" office:value-type="currency" office:currency="EUR" office:value="8.55835505576789" calcext:value-type="currency">
            <text:p>8.56 €</text:p>
          </table:table-cell>
          <table:table-cell table:formula="of:=[.D25]+[.E2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25]-[.E25]" office:value-type="currency" office:currency="EUR" office:value="9856.4286114835" calcext:value-type="currency">
            <text:p>9,856.43 €</text:p>
          </table:table-cell>
          <table:table-cell table:style-name="ce58" table:formula="of:=[.C26]*[.$B$5]/100/12" office:value-type="currency" office:currency="EUR" office:value="16.4273810191392" calcext:value-type="currency">
            <text:p>16.43 €</text:p>
          </table:table-cell>
          <table:table-cell table:style-name="ce58" table:formula="of:=[.D25]+[.E25]-[.D26]" office:value-type="currency" office:currency="EUR" office:value="8.57261898086084" calcext:value-type="currency">
            <text:p>8.57 €</text:p>
          </table:table-cell>
          <table:table-cell table:formula="of:=[.D26]+[.E2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26]-[.E26]" office:value-type="currency" office:currency="EUR" office:value="9847.85599250263" calcext:value-type="currency">
            <text:p>9,847.86 €</text:p>
          </table:table-cell>
          <table:table-cell table:style-name="ce58" table:formula="of:=[.C27]*[.$B$5]/100/12" office:value-type="currency" office:currency="EUR" office:value="16.4130933208377" calcext:value-type="currency">
            <text:p>16.41 €</text:p>
          </table:table-cell>
          <table:table-cell table:style-name="ce58" table:formula="of:=[.D26]+[.E26]-[.D27]" office:value-type="currency" office:currency="EUR" office:value="8.58690667916228" calcext:value-type="currency">
            <text:p>8.59 €</text:p>
          </table:table-cell>
          <table:table-cell table:formula="of:=[.D27]+[.E2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27]-[.E27]" office:value-type="currency" office:currency="EUR" office:value="9839.26908582347" calcext:value-type="currency">
            <text:p>9,839.27 €</text:p>
          </table:table-cell>
          <table:table-cell table:style-name="ce58" table:formula="of:=[.C28]*[.$B$5]/100/12" office:value-type="currency" office:currency="EUR" office:value="16.3987818097058" calcext:value-type="currency">
            <text:p>16.40 €</text:p>
          </table:table-cell>
          <table:table-cell table:style-name="ce58" table:formula="of:=[.D27]+[.E27]-[.D28]" office:value-type="currency" office:currency="EUR" office:value="8.60121819029421" calcext:value-type="currency">
            <text:p>8.60 €</text:p>
          </table:table-cell>
          <table:table-cell table:formula="of:=[.D28]+[.E2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28]-[.E28]" office:value-type="currency" office:currency="EUR" office:value="9830.66786763318" calcext:value-type="currency">
            <text:p>9,830.67 €</text:p>
          </table:table-cell>
          <table:table-cell table:style-name="ce58" table:formula="of:=[.C29]*[.$B$5]/100/12" office:value-type="currency" office:currency="EUR" office:value="16.3844464460553" calcext:value-type="currency">
            <text:p>16.38 €</text:p>
          </table:table-cell>
          <table:table-cell table:style-name="ce58" table:formula="of:=[.D28]+[.E28]-[.D29]" office:value-type="currency" office:currency="EUR" office:value="8.6155535539447" calcext:value-type="currency">
            <text:p>8.62 €</text:p>
          </table:table-cell>
          <table:table-cell table:formula="of:=[.D29]+[.E2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29]-[.E29]" office:value-type="currency" office:currency="EUR" office:value="9822.05231407923" calcext:value-type="currency">
            <text:p>9,822.05 €</text:p>
          </table:table-cell>
          <table:table-cell table:style-name="ce58" table:formula="of:=[.C30]*[.$B$5]/100/12" office:value-type="currency" office:currency="EUR" office:value="16.3700871901321" calcext:value-type="currency">
            <text:p>16.37 €</text:p>
          </table:table-cell>
          <table:table-cell table:style-name="ce58" table:formula="of:=[.D29]+[.E29]-[.D30]" office:value-type="currency" office:currency="EUR" office:value="8.62991280986794" calcext:value-type="currency">
            <text:p>8.63 €</text:p>
          </table:table-cell>
          <table:table-cell table:formula="of:=[.D30]+[.E3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30]-[.E30]" office:value-type="currency" office:currency="EUR" office:value="9813.42240126937" calcext:value-type="currency">
            <text:p>9,813.42 €</text:p>
          </table:table-cell>
          <table:table-cell table:style-name="ce58" table:formula="of:=[.C31]*[.$B$5]/100/12" office:value-type="currency" office:currency="EUR" office:value="16.3557040021156" calcext:value-type="currency">
            <text:p>16.36 €</text:p>
          </table:table-cell>
          <table:table-cell table:style-name="ce58" table:formula="of:=[.D30]+[.E30]-[.D31]" office:value-type="currency" office:currency="EUR" office:value="8.64429599788439" calcext:value-type="currency">
            <text:p>8.64 €</text:p>
          </table:table-cell>
          <table:table-cell table:formula="of:=[.D31]+[.E3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31]-[.E31]" office:value-type="currency" office:currency="EUR" office:value="9804.77810527148" calcext:value-type="currency">
            <text:p>9,804.78 €</text:p>
          </table:table-cell>
          <table:table-cell table:style-name="ce58" table:formula="of:=[.C32]*[.$B$5]/100/12" office:value-type="currency" office:currency="EUR" office:value="16.3412968421191" calcext:value-type="currency">
            <text:p>16.34 €</text:p>
          </table:table-cell>
          <table:table-cell table:style-name="ce58" table:formula="of:=[.D31]+[.E31]-[.D32]" office:value-type="currency" office:currency="EUR" office:value="8.65870315788087" calcext:value-type="currency">
            <text:p>8.66 €</text:p>
          </table:table-cell>
          <table:table-cell table:formula="of:=[.D32]+[.E3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8" table:formula="of:=[.C32]-[.E32]" office:value-type="currency" office:currency="EUR" office:value="9796.1194021136" calcext:value-type="currency">
            <text:p>9,796.12 €</text:p>
          </table:table-cell>
          <table:table-cell table:style-name="ce58" table:formula="of:=[.C33]*[.$B$5]/100/12" office:value-type="currency" office:currency="EUR" office:value="16.3268656701893" calcext:value-type="currency">
            <text:p>16.33 €</text:p>
          </table:table-cell>
          <table:table-cell table:style-name="ce58" table:formula="of:=[.D32]+[.E32]-[.D33]" office:value-type="currency" office:currency="EUR" office:value="8.67313432981067" calcext:value-type="currency">
            <text:p>8.67 €</text:p>
          </table:table-cell>
          <table:table-cell table:formula="of:=[.D33]+[.E3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33]-[.E33]" office:value-type="currency" office:currency="EUR" office:value="9787.44626778379" calcext:value-type="currency">
            <text:p>9,787.45 €</text:p>
          </table:table-cell>
          <table:table-cell table:style-name="ce58" table:formula="of:=[.C34]*[.$B$5]/100/12" office:value-type="currency" office:currency="EUR" office:value="16.3124104463063" calcext:value-type="currency">
            <text:p>16.31 €</text:p>
          </table:table-cell>
          <table:table-cell table:style-name="ce58" table:formula="of:=[.D33]+[.E33]-[.D34]" office:value-type="currency" office:currency="EUR" office:value="8.68758955369368" calcext:value-type="currency">
            <text:p>8.69 €</text:p>
          </table:table-cell>
          <table:table-cell table:formula="of:=[.D34]+[.E3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34]-[.E34]" office:value-type="currency" office:currency="EUR" office:value="9778.7586782301" calcext:value-type="currency">
            <text:p>9,778.76 €</text:p>
          </table:table-cell>
          <table:table-cell table:style-name="ce58" table:formula="of:=[.C35]*[.$B$5]/100/12" office:value-type="currency" office:currency="EUR" office:value="16.2979311303835" calcext:value-type="currency">
            <text:p>16.30 €</text:p>
          </table:table-cell>
          <table:table-cell table:style-name="ce58" table:formula="of:=[.D34]+[.E34]-[.D35]" office:value-type="currency" office:currency="EUR" office:value="8.70206886961651" calcext:value-type="currency">
            <text:p>8.70 €</text:p>
          </table:table-cell>
          <table:table-cell table:formula="of:=[.D35]+[.E3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35]-[.E35]" office:value-type="currency" office:currency="EUR" office:value="9770.05660936048" calcext:value-type="currency">
            <text:p>9,770.06 €</text:p>
          </table:table-cell>
          <table:table-cell table:style-name="ce58" table:formula="of:=[.C36]*[.$B$5]/100/12" office:value-type="currency" office:currency="EUR" office:value="16.2834276822675" calcext:value-type="currency">
            <text:p>16.28 €</text:p>
          </table:table-cell>
          <table:table-cell table:style-name="ce58" table:formula="of:=[.D35]+[.E35]-[.D36]" office:value-type="currency" office:currency="EUR" office:value="8.71657231773253" calcext:value-type="currency">
            <text:p>8.72 €</text:p>
          </table:table-cell>
          <table:table-cell table:formula="of:=[.D36]+[.E3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36]-[.E36]" office:value-type="currency" office:currency="EUR" office:value="9761.34003704275" calcext:value-type="currency">
            <text:p>9,761.34 €</text:p>
          </table:table-cell>
          <table:table-cell table:style-name="ce58" table:formula="of:=[.C37]*[.$B$5]/100/12" office:value-type="currency" office:currency="EUR" office:value="16.2689000617379" calcext:value-type="currency">
            <text:p>16.27 €</text:p>
          </table:table-cell>
          <table:table-cell table:style-name="ce58" table:formula="of:=[.D36]+[.E36]-[.D37]" office:value-type="currency" office:currency="EUR" office:value="8.73109993826209" calcext:value-type="currency">
            <text:p>8.73 €</text:p>
          </table:table-cell>
          <table:table-cell table:formula="of:=[.D37]+[.E3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37]-[.E37]" office:value-type="currency" office:currency="EUR" office:value="9752.60893710449" calcext:value-type="currency">
            <text:p>9,752.61 €</text:p>
          </table:table-cell>
          <table:table-cell table:style-name="ce58" table:formula="of:=[.C38]*[.$B$5]/100/12" office:value-type="currency" office:currency="EUR" office:value="16.2543482285075" calcext:value-type="currency">
            <text:p>16.25 €</text:p>
          </table:table-cell>
          <table:table-cell table:style-name="ce58" table:formula="of:=[.D37]+[.E37]-[.D38]" office:value-type="currency" office:currency="EUR" office:value="8.74565177149252" calcext:value-type="currency">
            <text:p>8.75 €</text:p>
          </table:table-cell>
          <table:table-cell table:formula="of:=[.D38]+[.E3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38]-[.E38]" office:value-type="currency" office:currency="EUR" office:value="9743.86328533299" calcext:value-type="currency">
            <text:p>9,743.86 €</text:p>
          </table:table-cell>
          <table:table-cell table:style-name="ce58" table:formula="of:=[.C39]*[.$B$5]/100/12" office:value-type="currency" office:currency="EUR" office:value="16.2397721422217" calcext:value-type="currency">
            <text:p>16.24 €</text:p>
          </table:table-cell>
          <table:table-cell table:style-name="ce58" table:formula="of:=[.D38]+[.E38]-[.D39]" office:value-type="currency" office:currency="EUR" office:value="8.76022785777835" calcext:value-type="currency">
            <text:p>8.76 €</text:p>
          </table:table-cell>
          <table:table-cell table:formula="of:=[.D39]+[.E3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39]-[.E39]" office:value-type="currency" office:currency="EUR" office:value="9735.10305747521" calcext:value-type="currency">
            <text:p>9,735.10 €</text:p>
          </table:table-cell>
          <table:table-cell table:style-name="ce58" table:formula="of:=[.C40]*[.$B$5]/100/12" office:value-type="currency" office:currency="EUR" office:value="16.2251717624587" calcext:value-type="currency">
            <text:p>16.23 €</text:p>
          </table:table-cell>
          <table:table-cell table:style-name="ce58" table:formula="of:=[.D39]+[.E39]-[.D40]" office:value-type="currency" office:currency="EUR" office:value="8.77482823754131" calcext:value-type="currency">
            <text:p>8.77 €</text:p>
          </table:table-cell>
          <table:table-cell table:formula="of:=[.D40]+[.E4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40]-[.E40]" office:value-type="currency" office:currency="EUR" office:value="9726.32822923767" calcext:value-type="currency">
            <text:p>9,726.33 €</text:p>
          </table:table-cell>
          <table:table-cell table:style-name="ce58" table:formula="of:=[.C41]*[.$B$5]/100/12" office:value-type="currency" office:currency="EUR" office:value="16.2105470487295" calcext:value-type="currency">
            <text:p>16.21 €</text:p>
          </table:table-cell>
          <table:table-cell table:style-name="ce58" table:formula="of:=[.D40]+[.E40]-[.D41]" office:value-type="currency" office:currency="EUR" office:value="8.78945295127054" calcext:value-type="currency">
            <text:p>8.79 €</text:p>
          </table:table-cell>
          <table:table-cell table:formula="of:=[.D41]+[.E4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41]-[.E41]" office:value-type="currency" office:currency="EUR" office:value="9717.5387762864" calcext:value-type="currency">
            <text:p>9,717.54 €</text:p>
          </table:table-cell>
          <table:table-cell table:style-name="ce58" table:formula="of:=[.C42]*[.$B$5]/100/12" office:value-type="currency" office:currency="EUR" office:value="16.1958979604773" calcext:value-type="currency">
            <text:p>16.20 €</text:p>
          </table:table-cell>
          <table:table-cell table:style-name="ce58" table:formula="of:=[.D41]+[.E41]-[.D42]" office:value-type="currency" office:currency="EUR" office:value="8.80410203952266" calcext:value-type="currency">
            <text:p>8.80 €</text:p>
          </table:table-cell>
          <table:table-cell table:formula="of:=[.D42]+[.E4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42]-[.E42]" office:value-type="currency" office:currency="EUR" office:value="9708.73467424688" calcext:value-type="currency">
            <text:p>9,708.73 €</text:p>
          </table:table-cell>
          <table:table-cell table:style-name="ce58" table:formula="of:=[.C43]*[.$B$5]/100/12" office:value-type="currency" office:currency="EUR" office:value="16.1812244570781" calcext:value-type="currency">
            <text:p>16.18 €</text:p>
          </table:table-cell>
          <table:table-cell table:style-name="ce58" table:formula="of:=[.D42]+[.E42]-[.D43]" office:value-type="currency" office:currency="EUR" office:value="8.81877554292187" calcext:value-type="currency">
            <text:p>8.82 €</text:p>
          </table:table-cell>
          <table:table-cell table:formula="of:=[.D43]+[.E4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43]-[.E43]" office:value-type="currency" office:currency="EUR" office:value="9699.91589870396" calcext:value-type="currency">
            <text:p>9,699.92 €</text:p>
          </table:table-cell>
          <table:table-cell table:style-name="ce58" table:formula="of:=[.C44]*[.$B$5]/100/12" office:value-type="currency" office:currency="EUR" office:value="16.1665264978399" calcext:value-type="currency">
            <text:p>16.17 €</text:p>
          </table:table-cell>
          <table:table-cell table:style-name="ce58" table:formula="of:=[.D43]+[.E43]-[.D44]" office:value-type="currency" office:currency="EUR" office:value="8.83347350216007" calcext:value-type="currency">
            <text:p>8.83 €</text:p>
          </table:table-cell>
          <table:table-cell table:formula="of:=[.D44]+[.E4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8" table:formula="of:=[.C44]-[.E44]" office:value-type="currency" office:currency="EUR" office:value="9691.0824252018" calcext:value-type="currency">
            <text:p>9,691.08 €</text:p>
          </table:table-cell>
          <table:table-cell table:style-name="ce58" table:formula="of:=[.C45]*[.$B$5]/100/12" office:value-type="currency" office:currency="EUR" office:value="16.151804042003" calcext:value-type="currency">
            <text:p>16.15 €</text:p>
          </table:table-cell>
          <table:table-cell table:style-name="ce58" table:formula="of:=[.D44]+[.E44]-[.D45]" office:value-type="currency" office:currency="EUR" office:value="8.848195957997" calcext:value-type="currency">
            <text:p>8.85 €</text:p>
          </table:table-cell>
          <table:table-cell table:formula="of:=[.D45]+[.E4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45]-[.E45]" office:value-type="currency" office:currency="EUR" office:value="9682.2342292438" calcext:value-type="currency">
            <text:p>9,682.23 €</text:p>
          </table:table-cell>
          <table:table-cell table:style-name="ce58" table:formula="of:=[.C46]*[.$B$5]/100/12" office:value-type="currency" office:currency="EUR" office:value="16.1370570487397" calcext:value-type="currency">
            <text:p>16.14 €</text:p>
          </table:table-cell>
          <table:table-cell table:style-name="ce58" table:formula="of:=[.D45]+[.E45]-[.D46]" office:value-type="currency" office:currency="EUR" office:value="8.86294295126033" calcext:value-type="currency">
            <text:p>8.86 €</text:p>
          </table:table-cell>
          <table:table-cell table:formula="of:=[.D46]+[.E4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46]-[.E46]" office:value-type="currency" office:currency="EUR" office:value="9673.37128629254" calcext:value-type="currency">
            <text:p>9,673.37 €</text:p>
          </table:table-cell>
          <table:table-cell table:style-name="ce58" table:formula="of:=[.C47]*[.$B$5]/100/12" office:value-type="currency" office:currency="EUR" office:value="16.1222854771542" calcext:value-type="currency">
            <text:p>16.12 €</text:p>
          </table:table-cell>
          <table:table-cell table:style-name="ce58" table:formula="of:=[.D46]+[.E46]-[.D47]" office:value-type="currency" office:currency="EUR" office:value="8.87771452284577" calcext:value-type="currency">
            <text:p>8.88 €</text:p>
          </table:table-cell>
          <table:table-cell table:formula="of:=[.D47]+[.E4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47]-[.E47]" office:value-type="currency" office:currency="EUR" office:value="9664.4935717697" calcext:value-type="currency">
            <text:p>9,664.49 €</text:p>
          </table:table-cell>
          <table:table-cell table:style-name="ce58" table:formula="of:=[.C48]*[.$B$5]/100/12" office:value-type="currency" office:currency="EUR" office:value="16.1074892862828" calcext:value-type="currency">
            <text:p>16.11 €</text:p>
          </table:table-cell>
          <table:table-cell table:style-name="ce58" table:formula="of:=[.D47]+[.E47]-[.D48]" office:value-type="currency" office:currency="EUR" office:value="8.89251071371718" calcext:value-type="currency">
            <text:p>8.89 €</text:p>
          </table:table-cell>
          <table:table-cell table:formula="of:=[.D48]+[.E4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48]-[.E48]" office:value-type="currency" office:currency="EUR" office:value="9655.60106105598" calcext:value-type="currency">
            <text:p>9,655.60 €</text:p>
          </table:table-cell>
          <table:table-cell table:style-name="ce58" table:formula="of:=[.C49]*[.$B$5]/100/12" office:value-type="currency" office:currency="EUR" office:value="16.0926684350933" calcext:value-type="currency">
            <text:p>16.09 €</text:p>
          </table:table-cell>
          <table:table-cell table:style-name="ce58" table:formula="of:=[.D48]+[.E48]-[.D49]" office:value-type="currency" office:currency="EUR" office:value="8.9073315649067" calcext:value-type="currency">
            <text:p>8.91 €</text:p>
          </table:table-cell>
          <table:table-cell table:formula="of:=[.D49]+[.E4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49]-[.E49]" office:value-type="currency" office:currency="EUR" office:value="9646.69372949107" calcext:value-type="currency">
            <text:p>9,646.69 €</text:p>
          </table:table-cell>
          <table:table-cell table:style-name="ce58" table:formula="of:=[.C50]*[.$B$5]/100/12" office:value-type="currency" office:currency="EUR" office:value="16.0778228824851" calcext:value-type="currency">
            <text:p>16.08 €</text:p>
          </table:table-cell>
          <table:table-cell table:style-name="ce58" table:formula="of:=[.D49]+[.E49]-[.D50]" office:value-type="currency" office:currency="EUR" office:value="8.92217711751488" calcext:value-type="currency">
            <text:p>8.92 €</text:p>
          </table:table-cell>
          <table:table-cell table:formula="of:=[.D50]+[.E5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50]-[.E50]" office:value-type="currency" office:currency="EUR" office:value="9637.77155237356" calcext:value-type="currency">
            <text:p>9,637.77 €</text:p>
          </table:table-cell>
          <table:table-cell table:style-name="ce58" table:formula="of:=[.C51]*[.$B$5]/100/12" office:value-type="currency" office:currency="EUR" office:value="16.0629525872893" calcext:value-type="currency">
            <text:p>16.06 €</text:p>
          </table:table-cell>
          <table:table-cell table:style-name="ce58" table:formula="of:=[.D50]+[.E50]-[.D51]" office:value-type="currency" office:currency="EUR" office:value="8.93704741271074" calcext:value-type="currency">
            <text:p>8.94 €</text:p>
          </table:table-cell>
          <table:table-cell table:formula="of:=[.D51]+[.E5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51]-[.E51]" office:value-type="currency" office:currency="EUR" office:value="9628.83450496085" calcext:value-type="currency">
            <text:p>9,628.83 €</text:p>
          </table:table-cell>
          <table:table-cell table:style-name="ce58" table:formula="of:=[.C52]*[.$B$5]/100/12" office:value-type="currency" office:currency="EUR" office:value="16.0480575082681" calcext:value-type="currency">
            <text:p>16.05 €</text:p>
          </table:table-cell>
          <table:table-cell table:style-name="ce58" table:formula="of:=[.D51]+[.E51]-[.D52]" office:value-type="currency" office:currency="EUR" office:value="8.95194249173192" calcext:value-type="currency">
            <text:p>8.95 €</text:p>
          </table:table-cell>
          <table:table-cell table:formula="of:=[.D52]+[.E5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52]-[.E52]" office:value-type="currency" office:currency="EUR" office:value="9619.88256246911" calcext:value-type="currency">
            <text:p>9,619.88 €</text:p>
          </table:table-cell>
          <table:table-cell table:style-name="ce58" table:formula="of:=[.C53]*[.$B$5]/100/12" office:value-type="currency" office:currency="EUR" office:value="16.0331376041152" calcext:value-type="currency">
            <text:p>16.03 €</text:p>
          </table:table-cell>
          <table:table-cell table:style-name="ce58" table:formula="of:=[.D52]+[.E52]-[.D53]" office:value-type="currency" office:currency="EUR" office:value="8.96686239588481" calcext:value-type="currency">
            <text:p>8.97 €</text:p>
          </table:table-cell>
          <table:table-cell table:formula="of:=[.D53]+[.E5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53]-[.E53]" office:value-type="currency" office:currency="EUR" office:value="9610.91570007323" calcext:value-type="currency">
            <text:p>9,610.92 €</text:p>
          </table:table-cell>
          <table:table-cell table:style-name="ce58" table:formula="of:=[.C54]*[.$B$5]/100/12" office:value-type="currency" office:currency="EUR" office:value="16.0181928334554" calcext:value-type="currency">
            <text:p>16.02 €</text:p>
          </table:table-cell>
          <table:table-cell table:style-name="ce58" table:formula="of:=[.D53]+[.E53]-[.D54]" office:value-type="currency" office:currency="EUR" office:value="8.98180716654462" calcext:value-type="currency">
            <text:p>8.98 €</text:p>
          </table:table-cell>
          <table:table-cell table:formula="of:=[.D54]+[.E5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54]-[.E54]" office:value-type="currency" office:currency="EUR" office:value="9601.93389290668" calcext:value-type="currency">
            <text:p>9,601.93 €</text:p>
          </table:table-cell>
          <table:table-cell table:style-name="ce58" table:formula="of:=[.C55]*[.$B$5]/100/12" office:value-type="currency" office:currency="EUR" office:value="16.0032231548445" calcext:value-type="currency">
            <text:p>16.00 €</text:p>
          </table:table-cell>
          <table:table-cell table:style-name="ce58" table:formula="of:=[.D54]+[.E54]-[.D55]" office:value-type="currency" office:currency="EUR" office:value="8.99677684515553" calcext:value-type="currency">
            <text:p>9.00 €</text:p>
          </table:table-cell>
          <table:table-cell table:formula="of:=[.D55]+[.E5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55]-[.E55]" office:value-type="currency" office:currency="EUR" office:value="9592.93711606153" calcext:value-type="currency">
            <text:p>9,592.94 €</text:p>
          </table:table-cell>
          <table:table-cell table:style-name="ce58" table:formula="of:=[.C56]*[.$B$5]/100/12" office:value-type="currency" office:currency="EUR" office:value="15.9882285267692" calcext:value-type="currency">
            <text:p>15.99 €</text:p>
          </table:table-cell>
          <table:table-cell table:style-name="ce58" table:formula="of:=[.D55]+[.E55]-[.D56]" office:value-type="currency" office:currency="EUR" office:value="9.01177147323078" calcext:value-type="currency">
            <text:p>9.01 €</text:p>
          </table:table-cell>
          <table:table-cell table:formula="of:=[.D56]+[.E5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8" table:formula="of:=[.C56]-[.E56]" office:value-type="currency" office:currency="EUR" office:value="9583.9253445883" calcext:value-type="currency">
            <text:p>9,583.93 €</text:p>
          </table:table-cell>
          <table:table-cell table:style-name="ce58" table:formula="of:=[.C57]*[.$B$5]/100/12" office:value-type="currency" office:currency="EUR" office:value="15.9732089076472" calcext:value-type="currency">
            <text:p>15.97 €</text:p>
          </table:table-cell>
          <table:table-cell table:style-name="ce58" table:formula="of:=[.D56]+[.E56]-[.D57]" office:value-type="currency" office:currency="EUR" office:value="9.02679109235284" calcext:value-type="currency">
            <text:p>9.03 €</text:p>
          </table:table-cell>
          <table:table-cell table:formula="of:=[.D57]+[.E5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57]-[.E57]" office:value-type="currency" office:currency="EUR" office:value="9574.89855349595" calcext:value-type="currency">
            <text:p>9,574.90 €</text:p>
          </table:table-cell>
          <table:table-cell table:style-name="ce58" table:formula="of:=[.C58]*[.$B$5]/100/12" office:value-type="currency" office:currency="EUR" office:value="15.9581642558266" calcext:value-type="currency">
            <text:p>15.96 €</text:p>
          </table:table-cell>
          <table:table-cell table:style-name="ce58" table:formula="of:=[.D57]+[.E57]-[.D58]" office:value-type="currency" office:currency="EUR" office:value="9.04183574417342" calcext:value-type="currency">
            <text:p>9.04 €</text:p>
          </table:table-cell>
          <table:table-cell table:formula="of:=[.D58]+[.E5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58]-[.E58]" office:value-type="currency" office:currency="EUR" office:value="9565.85671775177" calcext:value-type="currency">
            <text:p>9,565.86 €</text:p>
          </table:table-cell>
          <table:table-cell table:style-name="ce58" table:formula="of:=[.C59]*[.$B$5]/100/12" office:value-type="currency" office:currency="EUR" office:value="15.9430945295863" calcext:value-type="currency">
            <text:p>15.94 €</text:p>
          </table:table-cell>
          <table:table-cell table:style-name="ce58" table:formula="of:=[.D58]+[.E58]-[.D59]" office:value-type="currency" office:currency="EUR" office:value="9.05690547041371" calcext:value-type="currency">
            <text:p>9.06 €</text:p>
          </table:table-cell>
          <table:table-cell table:formula="of:=[.D59]+[.E5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59]-[.E59]" office:value-type="currency" office:currency="EUR" office:value="9556.79981228136" calcext:value-type="currency">
            <text:p>9,556.80 €</text:p>
          </table:table-cell>
          <table:table-cell table:style-name="ce58" table:formula="of:=[.C60]*[.$B$5]/100/12" office:value-type="currency" office:currency="EUR" office:value="15.9279996871356" calcext:value-type="currency">
            <text:p>15.93 €</text:p>
          </table:table-cell>
          <table:table-cell table:style-name="ce58" table:formula="of:=[.D59]+[.E59]-[.D60]" office:value-type="currency" office:currency="EUR" office:value="9.0720003128644" calcext:value-type="currency">
            <text:p>9.07 €</text:p>
          </table:table-cell>
          <table:table-cell table:formula="of:=[.D60]+[.E6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60]-[.E60]" office:value-type="currency" office:currency="EUR" office:value="9547.72781196849" calcext:value-type="currency">
            <text:p>9,547.73 €</text:p>
          </table:table-cell>
          <table:table-cell table:style-name="ce58" table:formula="of:=[.C61]*[.$B$5]/100/12" office:value-type="currency" office:currency="EUR" office:value="15.9128796866142" calcext:value-type="currency">
            <text:p>15.91 €</text:p>
          </table:table-cell>
          <table:table-cell table:style-name="ce58" table:formula="of:=[.D60]+[.E60]-[.D61]" office:value-type="currency" office:currency="EUR" office:value="9.08712031338584" calcext:value-type="currency">
            <text:p>9.09 €</text:p>
          </table:table-cell>
          <table:table-cell table:formula="of:=[.D61]+[.E6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61]-[.E61]" office:value-type="currency" office:currency="EUR" office:value="9538.64069165511" calcext:value-type="currency">
            <text:p>9,538.64 €</text:p>
          </table:table-cell>
          <table:table-cell table:style-name="ce58" table:formula="of:=[.C62]*[.$B$5]/100/12" office:value-type="currency" office:currency="EUR" office:value="15.8977344860918" calcext:value-type="currency">
            <text:p>15.90 €</text:p>
          </table:table-cell>
          <table:table-cell table:style-name="ce58" table:formula="of:=[.D61]+[.E61]-[.D62]" office:value-type="currency" office:currency="EUR" office:value="9.10226551390815" calcext:value-type="currency">
            <text:p>9.10 €</text:p>
          </table:table-cell>
          <table:table-cell table:formula="of:=[.D62]+[.E6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62]-[.E62]" office:value-type="currency" office:currency="EUR" office:value="9529.5384261412" calcext:value-type="currency">
            <text:p>9,529.54 €</text:p>
          </table:table-cell>
          <table:table-cell table:style-name="ce58" table:formula="of:=[.C63]*[.$B$5]/100/12" office:value-type="currency" office:currency="EUR" office:value="15.8825640435687" calcext:value-type="currency">
            <text:p>15.88 €</text:p>
          </table:table-cell>
          <table:table-cell table:style-name="ce58" table:formula="of:=[.D62]+[.E62]-[.D63]" office:value-type="currency" office:currency="EUR" office:value="9.11743595643133" calcext:value-type="currency">
            <text:p>9.12 €</text:p>
          </table:table-cell>
          <table:table-cell table:formula="of:=[.D63]+[.E6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63]-[.E63]" office:value-type="currency" office:currency="EUR" office:value="9520.42099018477" calcext:value-type="currency">
            <text:p>9,520.42 €</text:p>
          </table:table-cell>
          <table:table-cell table:style-name="ce58" table:formula="of:=[.C64]*[.$B$5]/100/12" office:value-type="currency" office:currency="EUR" office:value="15.8673683169746" calcext:value-type="currency">
            <text:p>15.87 €</text:p>
          </table:table-cell>
          <table:table-cell table:style-name="ce58" table:formula="of:=[.D63]+[.E63]-[.D64]" office:value-type="currency" office:currency="EUR" office:value="9.13263168302539" calcext:value-type="currency">
            <text:p>9.13 €</text:p>
          </table:table-cell>
          <table:table-cell table:formula="of:=[.D64]+[.E6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64]-[.E64]" office:value-type="currency" office:currency="EUR" office:value="9511.28835850174" calcext:value-type="currency">
            <text:p>9,511.29 €</text:p>
          </table:table-cell>
          <table:table-cell table:style-name="ce58" table:formula="of:=[.C65]*[.$B$5]/100/12" office:value-type="currency" office:currency="EUR" office:value="15.8521472641696" calcext:value-type="currency">
            <text:p>15.85 €</text:p>
          </table:table-cell>
          <table:table-cell table:style-name="ce58" table:formula="of:=[.D64]+[.E64]-[.D65]" office:value-type="currency" office:currency="EUR" office:value="9.14785273583043" calcext:value-type="currency">
            <text:p>9.15 €</text:p>
          </table:table-cell>
          <table:table-cell table:formula="of:=[.D65]+[.E6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65]-[.E65]" office:value-type="currency" office:currency="EUR" office:value="9502.14050576591" calcext:value-type="currency">
            <text:p>9,502.14 €</text:p>
          </table:table-cell>
          <table:table-cell table:style-name="ce58" table:formula="of:=[.C66]*[.$B$5]/100/12" office:value-type="currency" office:currency="EUR" office:value="15.8369008429432" calcext:value-type="currency">
            <text:p>15.84 €</text:p>
          </table:table-cell>
          <table:table-cell table:style-name="ce58" table:formula="of:=[.D65]+[.E65]-[.D66]" office:value-type="currency" office:currency="EUR" office:value="9.16309915705681" calcext:value-type="currency">
            <text:p>9.16 €</text:p>
          </table:table-cell>
          <table:table-cell table:formula="of:=[.D66]+[.E6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66]-[.E66]" office:value-type="currency" office:currency="EUR" office:value="9492.97740660886" calcext:value-type="currency">
            <text:p>9,492.98 €</text:p>
          </table:table-cell>
          <table:table-cell table:style-name="ce58" table:formula="of:=[.C67]*[.$B$5]/100/12" office:value-type="currency" office:currency="EUR" office:value="15.8216290110148" calcext:value-type="currency">
            <text:p>15.82 €</text:p>
          </table:table-cell>
          <table:table-cell table:style-name="ce58" table:formula="of:=[.D66]+[.E66]-[.D67]" office:value-type="currency" office:currency="EUR" office:value="9.17837098898524" calcext:value-type="currency">
            <text:p>9.18 €</text:p>
          </table:table-cell>
          <table:table-cell table:formula="of:=[.D67]+[.E6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67]-[.E67]" office:value-type="currency" office:currency="EUR" office:value="9483.79903561987" calcext:value-type="currency">
            <text:p>9,483.80 €</text:p>
          </table:table-cell>
          <table:table-cell table:style-name="ce58" table:formula="of:=[.C68]*[.$B$5]/100/12" office:value-type="currency" office:currency="EUR" office:value="15.8063317260331" calcext:value-type="currency">
            <text:p>15.81 €</text:p>
          </table:table-cell>
          <table:table-cell table:style-name="ce58" table:formula="of:=[.D67]+[.E67]-[.D68]" office:value-type="currency" office:currency="EUR" office:value="9.19366827396688" calcext:value-type="currency">
            <text:p>9.19 €</text:p>
          </table:table-cell>
          <table:table-cell table:formula="of:=[.D68]+[.E6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8" table:formula="of:=[.C68]-[.E68]" office:value-type="currency" office:currency="EUR" office:value="9474.6053673459" calcext:value-type="currency">
            <text:p>9,474.61 €</text:p>
          </table:table-cell>
          <table:table-cell table:style-name="ce58" table:formula="of:=[.C69]*[.$B$5]/100/12" office:value-type="currency" office:currency="EUR" office:value="15.7910089455765" calcext:value-type="currency">
            <text:p>15.79 €</text:p>
          </table:table-cell>
          <table:table-cell table:style-name="ce58" table:formula="of:=[.D68]+[.E68]-[.D69]" office:value-type="currency" office:currency="EUR" office:value="9.20899105442349" calcext:value-type="currency">
            <text:p>9.21 €</text:p>
          </table:table-cell>
          <table:table-cell table:formula="of:=[.D69]+[.E6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69]-[.E69]" office:value-type="currency" office:currency="EUR" office:value="9465.39637629148" calcext:value-type="currency">
            <text:p>9,465.40 €</text:p>
          </table:table-cell>
          <table:table-cell table:style-name="ce58" table:formula="of:=[.C70]*[.$B$5]/100/12" office:value-type="currency" office:currency="EUR" office:value="15.7756606271525" calcext:value-type="currency">
            <text:p>15.78 €</text:p>
          </table:table-cell>
          <table:table-cell table:style-name="ce58" table:formula="of:=[.D69]+[.E69]-[.D70]" office:value-type="currency" office:currency="EUR" office:value="9.22433937284754" calcext:value-type="currency">
            <text:p>9.22 €</text:p>
          </table:table-cell>
          <table:table-cell table:formula="of:=[.D70]+[.E7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70]-[.E70]" office:value-type="currency" office:currency="EUR" office:value="9456.17203691863" calcext:value-type="currency">
            <text:p>9,456.17 €</text:p>
          </table:table-cell>
          <table:table-cell table:style-name="ce58" table:formula="of:=[.C71]*[.$B$5]/100/12" office:value-type="currency" office:currency="EUR" office:value="15.7602867281977" calcext:value-type="currency">
            <text:p>15.76 €</text:p>
          </table:table-cell>
          <table:table-cell table:style-name="ce58" table:formula="of:=[.D70]+[.E70]-[.D71]" office:value-type="currency" office:currency="EUR" office:value="9.23971327180228" calcext:value-type="currency">
            <text:p>9.24 €</text:p>
          </table:table-cell>
          <table:table-cell table:formula="of:=[.D71]+[.E7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71]-[.E71]" office:value-type="currency" office:currency="EUR" office:value="9446.93232364683" calcext:value-type="currency">
            <text:p>9,446.93 €</text:p>
          </table:table-cell>
          <table:table-cell table:style-name="ce58" table:formula="of:=[.C72]*[.$B$5]/100/12" office:value-type="currency" office:currency="EUR" office:value="15.744887206078" calcext:value-type="currency">
            <text:p>15.74 €</text:p>
          </table:table-cell>
          <table:table-cell table:style-name="ce58" table:formula="of:=[.D71]+[.E71]-[.D72]" office:value-type="currency" office:currency="EUR" office:value="9.25511279392195" calcext:value-type="currency">
            <text:p>9.26 €</text:p>
          </table:table-cell>
          <table:table-cell table:formula="of:=[.D72]+[.E7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72]-[.E72]" office:value-type="currency" office:currency="EUR" office:value="9437.67721085291" calcext:value-type="currency">
            <text:p>9,437.68 €</text:p>
          </table:table-cell>
          <table:table-cell table:style-name="ce58" table:formula="of:=[.C73]*[.$B$5]/100/12" office:value-type="currency" office:currency="EUR" office:value="15.7294620180882" calcext:value-type="currency">
            <text:p>15.73 €</text:p>
          </table:table-cell>
          <table:table-cell table:style-name="ce58" table:formula="of:=[.D72]+[.E72]-[.D73]" office:value-type="currency" office:currency="EUR" office:value="9.27053798191182" calcext:value-type="currency">
            <text:p>9.27 €</text:p>
          </table:table-cell>
          <table:table-cell table:formula="of:=[.D73]+[.E7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73]-[.E73]" office:value-type="currency" office:currency="EUR" office:value="9428.406672871" calcext:value-type="currency">
            <text:p>9,428.41 €</text:p>
          </table:table-cell>
          <table:table-cell table:style-name="ce58" table:formula="of:=[.C74]*[.$B$5]/100/12" office:value-type="currency" office:currency="EUR" office:value="15.7140111214517" calcext:value-type="currency">
            <text:p>15.71 €</text:p>
          </table:table-cell>
          <table:table-cell table:style-name="ce58" table:formula="of:=[.D73]+[.E73]-[.D74]" office:value-type="currency" office:currency="EUR" office:value="9.28598887854834" calcext:value-type="currency">
            <text:p>9.29 €</text:p>
          </table:table-cell>
          <table:table-cell table:formula="of:=[.D74]+[.E7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74]-[.E74]" office:value-type="currency" office:currency="EUR" office:value="9419.12068399245" calcext:value-type="currency">
            <text:p>9,419.12 €</text:p>
          </table:table-cell>
          <table:table-cell table:style-name="ce58" table:formula="of:=[.C75]*[.$B$5]/100/12" office:value-type="currency" office:currency="EUR" office:value="15.6985344733207" calcext:value-type="currency">
            <text:p>15.70 €</text:p>
          </table:table-cell>
          <table:table-cell table:style-name="ce58" table:formula="of:=[.D74]+[.E74]-[.D75]" office:value-type="currency" office:currency="EUR" office:value="9.30146552667925" calcext:value-type="currency">
            <text:p>9.30 €</text:p>
          </table:table-cell>
          <table:table-cell table:formula="of:=[.D75]+[.E7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75]-[.E75]" office:value-type="currency" office:currency="EUR" office:value="9409.81921846577" calcext:value-type="currency">
            <text:p>9,409.82 €</text:p>
          </table:table-cell>
          <table:table-cell table:style-name="ce58" table:formula="of:=[.C76]*[.$B$5]/100/12" office:value-type="currency" office:currency="EUR" office:value="15.6830320307763" calcext:value-type="currency">
            <text:p>15.68 €</text:p>
          </table:table-cell>
          <table:table-cell table:style-name="ce58" table:formula="of:=[.D75]+[.E75]-[.D76]" office:value-type="currency" office:currency="EUR" office:value="9.31696796922372" calcext:value-type="currency">
            <text:p>9.32 €</text:p>
          </table:table-cell>
          <table:table-cell table:formula="of:=[.D76]+[.E7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76]-[.E76]" office:value-type="currency" office:currency="EUR" office:value="9400.50225049654" calcext:value-type="currency">
            <text:p>9,400.50 €</text:p>
          </table:table-cell>
          <table:table-cell table:style-name="ce58" table:formula="of:=[.C77]*[.$B$5]/100/12" office:value-type="currency" office:currency="EUR" office:value="15.6675037508276" calcext:value-type="currency">
            <text:p>15.67 €</text:p>
          </table:table-cell>
          <table:table-cell table:style-name="ce58" table:formula="of:=[.D76]+[.E76]-[.D77]" office:value-type="currency" office:currency="EUR" office:value="9.33249624917243" calcext:value-type="currency">
            <text:p>9.33 €</text:p>
          </table:table-cell>
          <table:table-cell table:formula="of:=[.D77]+[.E7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77]-[.E77]" office:value-type="currency" office:currency="EUR" office:value="9391.16975424737" calcext:value-type="currency">
            <text:p>9,391.17 €</text:p>
          </table:table-cell>
          <table:table-cell table:style-name="ce58" table:formula="of:=[.C78]*[.$B$5]/100/12" office:value-type="currency" office:currency="EUR" office:value="15.6519495904123" calcext:value-type="currency">
            <text:p>15.65 €</text:p>
          </table:table-cell>
          <table:table-cell table:style-name="ce58" table:formula="of:=[.D77]+[.E77]-[.D78]" office:value-type="currency" office:currency="EUR" office:value="9.34805040958771" calcext:value-type="currency">
            <text:p>9.35 €</text:p>
          </table:table-cell>
          <table:table-cell table:formula="of:=[.D78]+[.E7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78]-[.E78]" office:value-type="currency" office:currency="EUR" office:value="9381.82170383779" calcext:value-type="currency">
            <text:p>9,381.82 €</text:p>
          </table:table-cell>
          <table:table-cell table:style-name="ce58" table:formula="of:=[.C79]*[.$B$5]/100/12" office:value-type="currency" office:currency="EUR" office:value="15.6363695063963" calcext:value-type="currency">
            <text:p>15.64 €</text:p>
          </table:table-cell>
          <table:table-cell table:style-name="ce58" table:formula="of:=[.D78]+[.E78]-[.D79]" office:value-type="currency" office:currency="EUR" office:value="9.36363049360369" calcext:value-type="currency">
            <text:p>9.36 €</text:p>
          </table:table-cell>
          <table:table-cell table:formula="of:=[.D79]+[.E7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79]-[.E79]" office:value-type="currency" office:currency="EUR" office:value="9372.45807334418" calcext:value-type="currency">
            <text:p>9,372.46 €</text:p>
          </table:table-cell>
          <table:table-cell table:style-name="ce58" table:formula="of:=[.C80]*[.$B$5]/100/12" office:value-type="currency" office:currency="EUR" office:value="15.6207634555736" calcext:value-type="currency">
            <text:p>15.62 €</text:p>
          </table:table-cell>
          <table:table-cell table:style-name="ce58" table:formula="of:=[.D79]+[.E79]-[.D80]" office:value-type="currency" office:currency="EUR" office:value="9.37923654442637" calcext:value-type="currency">
            <text:p>9.38 €</text:p>
          </table:table-cell>
          <table:table-cell table:formula="of:=[.D80]+[.E8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8" table:formula="of:=[.C80]-[.E80]" office:value-type="currency" office:currency="EUR" office:value="9363.07883679975" calcext:value-type="currency">
            <text:p>9,363.08 €</text:p>
          </table:table-cell>
          <table:table-cell table:style-name="ce58" table:formula="of:=[.C81]*[.$B$5]/100/12" office:value-type="currency" office:currency="EUR" office:value="15.6051313946663" calcext:value-type="currency">
            <text:p>15.61 €</text:p>
          </table:table-cell>
          <table:table-cell table:style-name="ce58" table:formula="of:=[.D80]+[.E80]-[.D81]" office:value-type="currency" office:currency="EUR" office:value="9.39486860533374" calcext:value-type="currency">
            <text:p>9.39 €</text:p>
          </table:table-cell>
          <table:table-cell table:formula="of:=[.D81]+[.E8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81]-[.E81]" office:value-type="currency" office:currency="EUR" office:value="9353.68396819442" calcext:value-type="currency">
            <text:p>9,353.68 €</text:p>
          </table:table-cell>
          <table:table-cell table:style-name="ce58" table:formula="of:=[.C82]*[.$B$5]/100/12" office:value-type="currency" office:currency="EUR" office:value="15.589473280324" calcext:value-type="currency">
            <text:p>15.59 €</text:p>
          </table:table-cell>
          <table:table-cell table:style-name="ce58" table:formula="of:=[.D81]+[.E81]-[.D82]" office:value-type="currency" office:currency="EUR" office:value="9.41052671967597" calcext:value-type="currency">
            <text:p>9.41 €</text:p>
          </table:table-cell>
          <table:table-cell table:formula="of:=[.D82]+[.E8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82]-[.E82]" office:value-type="currency" office:currency="EUR" office:value="9344.27344147474" calcext:value-type="currency">
            <text:p>9,344.27 €</text:p>
          </table:table-cell>
          <table:table-cell table:style-name="ce58" table:formula="of:=[.C83]*[.$B$5]/100/12" office:value-type="currency" office:currency="EUR" office:value="15.5737890691246" calcext:value-type="currency">
            <text:p>15.57 €</text:p>
          </table:table-cell>
          <table:table-cell table:style-name="ce58" table:formula="of:=[.D82]+[.E82]-[.D83]" office:value-type="currency" office:currency="EUR" office:value="9.42621093087543" calcext:value-type="currency">
            <text:p>9.43 €</text:p>
          </table:table-cell>
          <table:table-cell table:formula="of:=[.D83]+[.E8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83]-[.E83]" office:value-type="currency" office:currency="EUR" office:value="9334.84723054387" calcext:value-type="currency">
            <text:p>9,334.85 €</text:p>
          </table:table-cell>
          <table:table-cell table:style-name="ce58" table:formula="of:=[.C84]*[.$B$5]/100/12" office:value-type="currency" office:currency="EUR" office:value="15.5580787175731" calcext:value-type="currency">
            <text:p>15.56 €</text:p>
          </table:table-cell>
          <table:table-cell table:style-name="ce58" table:formula="of:=[.D83]+[.E83]-[.D84]" office:value-type="currency" office:currency="EUR" office:value="9.44192128242688" calcext:value-type="currency">
            <text:p>9.44 €</text:p>
          </table:table-cell>
          <table:table-cell table:formula="of:=[.D84]+[.E8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84]-[.E84]" office:value-type="currency" office:currency="EUR" office:value="9325.40530926144" calcext:value-type="currency">
            <text:p>9,325.41 €</text:p>
          </table:table-cell>
          <table:table-cell table:style-name="ce58" table:formula="of:=[.C85]*[.$B$5]/100/12" office:value-type="currency" office:currency="EUR" office:value="15.5423421821024" calcext:value-type="currency">
            <text:p>15.54 €</text:p>
          </table:table-cell>
          <table:table-cell table:style-name="ce58" table:formula="of:=[.D84]+[.E84]-[.D85]" office:value-type="currency" office:currency="EUR" office:value="9.4576578178976" calcext:value-type="currency">
            <text:p>9.46 €</text:p>
          </table:table-cell>
          <table:table-cell table:formula="of:=[.D85]+[.E8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85]-[.E85]" office:value-type="currency" office:currency="EUR" office:value="9315.94765144355" calcext:value-type="currency">
            <text:p>9,315.95 €</text:p>
          </table:table-cell>
          <table:table-cell table:style-name="ce58" table:formula="of:=[.C86]*[.$B$5]/100/12" office:value-type="currency" office:currency="EUR" office:value="15.5265794190726" calcext:value-type="currency">
            <text:p>15.53 €</text:p>
          </table:table-cell>
          <table:table-cell table:style-name="ce58" table:formula="of:=[.D85]+[.E85]-[.D86]" office:value-type="currency" office:currency="EUR" office:value="9.47342058092742" calcext:value-type="currency">
            <text:p>9.47 €</text:p>
          </table:table-cell>
          <table:table-cell table:formula="of:=[.D86]+[.E8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86]-[.E86]" office:value-type="currency" office:currency="EUR" office:value="9306.47423086262" calcext:value-type="currency">
            <text:p>9,306.47 €</text:p>
          </table:table-cell>
          <table:table-cell table:style-name="ce58" table:formula="of:=[.C87]*[.$B$5]/100/12" office:value-type="currency" office:currency="EUR" office:value="15.510790384771" calcext:value-type="currency">
            <text:p>15.51 €</text:p>
          </table:table-cell>
          <table:table-cell table:style-name="ce58" table:formula="of:=[.D86]+[.E86]-[.D87]" office:value-type="currency" office:currency="EUR" office:value="9.48920961522897" calcext:value-type="currency">
            <text:p>9.49 €</text:p>
          </table:table-cell>
          <table:table-cell table:formula="of:=[.D87]+[.E8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87]-[.E87]" office:value-type="currency" office:currency="EUR" office:value="9296.98502124739" calcext:value-type="currency">
            <text:p>9,296.99 €</text:p>
          </table:table-cell>
          <table:table-cell table:style-name="ce58" table:formula="of:=[.C88]*[.$B$5]/100/12" office:value-type="currency" office:currency="EUR" office:value="15.4949750354123" calcext:value-type="currency">
            <text:p>15.49 €</text:p>
          </table:table-cell>
          <table:table-cell table:style-name="ce58" table:formula="of:=[.D87]+[.E87]-[.D88]" office:value-type="currency" office:currency="EUR" office:value="9.50502496458768" calcext:value-type="currency">
            <text:p>9.51 €</text:p>
          </table:table-cell>
          <table:table-cell table:formula="of:=[.D88]+[.E8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88]-[.E88]" office:value-type="currency" office:currency="EUR" office:value="9287.4799962828" calcext:value-type="currency">
            <text:p>9,287.48 €</text:p>
          </table:table-cell>
          <table:table-cell table:style-name="ce58" table:formula="of:=[.C89]*[.$B$5]/100/12" office:value-type="currency" office:currency="EUR" office:value="15.479133327138" calcext:value-type="currency">
            <text:p>15.48 €</text:p>
          </table:table-cell>
          <table:table-cell table:style-name="ce58" table:formula="of:=[.D88]+[.E88]-[.D89]" office:value-type="currency" office:currency="EUR" office:value="9.520866672862" calcext:value-type="currency">
            <text:p>9.52 €</text:p>
          </table:table-cell>
          <table:table-cell table:formula="of:=[.D89]+[.E8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89]-[.E89]" office:value-type="currency" office:currency="EUR" office:value="9277.95912960994" calcext:value-type="currency">
            <text:p>9,277.96 €</text:p>
          </table:table-cell>
          <table:table-cell table:style-name="ce58" table:formula="of:=[.C90]*[.$B$5]/100/12" office:value-type="currency" office:currency="EUR" office:value="15.4632652160166" calcext:value-type="currency">
            <text:p>15.46 €</text:p>
          </table:table-cell>
          <table:table-cell table:style-name="ce58" table:formula="of:=[.D89]+[.E89]-[.D90]" office:value-type="currency" office:currency="EUR" office:value="9.53673478398343" calcext:value-type="currency">
            <text:p>9.54 €</text:p>
          </table:table-cell>
          <table:table-cell table:formula="of:=[.D90]+[.E9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90]-[.E90]" office:value-type="currency" office:currency="EUR" office:value="9268.42239482596" calcext:value-type="currency">
            <text:p>9,268.42 €</text:p>
          </table:table-cell>
          <table:table-cell table:style-name="ce58" table:formula="of:=[.C91]*[.$B$5]/100/12" office:value-type="currency" office:currency="EUR" office:value="15.4473706580433" calcext:value-type="currency">
            <text:p>15.45 €</text:p>
          </table:table-cell>
          <table:table-cell table:style-name="ce58" table:formula="of:=[.D90]+[.E90]-[.D91]" office:value-type="currency" office:currency="EUR" office:value="9.55262934195674" calcext:value-type="currency">
            <text:p>9.55 €</text:p>
          </table:table-cell>
          <table:table-cell table:formula="of:=[.D91]+[.E9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91]-[.E91]" office:value-type="currency" office:currency="EUR" office:value="9258.869765484" calcext:value-type="currency">
            <text:p>9,258.87 €</text:p>
          </table:table-cell>
          <table:table-cell table:style-name="ce58" table:formula="of:=[.C92]*[.$B$5]/100/12" office:value-type="currency" office:currency="EUR" office:value="15.43144960914" calcext:value-type="currency">
            <text:p>15.43 €</text:p>
          </table:table-cell>
          <table:table-cell table:style-name="ce58" table:formula="of:=[.D91]+[.E91]-[.D92]" office:value-type="currency" office:currency="EUR" office:value="9.56855039086" calcext:value-type="currency">
            <text:p>9.57 €</text:p>
          </table:table-cell>
          <table:table-cell table:formula="of:=[.D92]+[.E9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8" table:formula="of:=[.C92]-[.E92]" office:value-type="currency" office:currency="EUR" office:value="9249.30121509314" calcext:value-type="currency">
            <text:p>9,249.30 €</text:p>
          </table:table-cell>
          <table:table-cell table:style-name="ce58" table:formula="of:=[.C93]*[.$B$5]/100/12" office:value-type="currency" office:currency="EUR" office:value="15.4155020251552" calcext:value-type="currency">
            <text:p>15.42 €</text:p>
          </table:table-cell>
          <table:table-cell table:style-name="ce58" table:formula="of:=[.D92]+[.E92]-[.D93]" office:value-type="currency" office:currency="EUR" office:value="9.58449797484477" calcext:value-type="currency">
            <text:p>9.58 €</text:p>
          </table:table-cell>
          <table:table-cell table:formula="of:=[.D93]+[.E9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93]-[.E93]" office:value-type="currency" office:currency="EUR" office:value="9239.71671711829" calcext:value-type="currency">
            <text:p>9,239.72 €</text:p>
          </table:table-cell>
          <table:table-cell table:style-name="ce58" table:formula="of:=[.C94]*[.$B$5]/100/12" office:value-type="currency" office:currency="EUR" office:value="15.3995278618638" calcext:value-type="currency">
            <text:p>15.40 €</text:p>
          </table:table-cell>
          <table:table-cell table:style-name="ce58" table:formula="of:=[.D93]+[.E93]-[.D94]" office:value-type="currency" office:currency="EUR" office:value="9.60047213813618" calcext:value-type="currency">
            <text:p>9.60 €</text:p>
          </table:table-cell>
          <table:table-cell table:formula="of:=[.D94]+[.E9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94]-[.E94]" office:value-type="currency" office:currency="EUR" office:value="9230.11624498016" calcext:value-type="currency">
            <text:p>9,230.12 €</text:p>
          </table:table-cell>
          <table:table-cell table:style-name="ce58" table:formula="of:=[.C95]*[.$B$5]/100/12" office:value-type="currency" office:currency="EUR" office:value="15.3835270749669" calcext:value-type="currency">
            <text:p>15.38 €</text:p>
          </table:table-cell>
          <table:table-cell table:style-name="ce58" table:formula="of:=[.D94]+[.E94]-[.D95]" office:value-type="currency" office:currency="EUR" office:value="9.61647292503307" calcext:value-type="currency">
            <text:p>9.62 €</text:p>
          </table:table-cell>
          <table:table-cell table:formula="of:=[.D95]+[.E9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95]-[.E95]" office:value-type="currency" office:currency="EUR" office:value="9220.49977205513" calcext:value-type="currency">
            <text:p>9,220.50 €</text:p>
          </table:table-cell>
          <table:table-cell table:style-name="ce58" table:formula="of:=[.C96]*[.$B$5]/100/12" office:value-type="currency" office:currency="EUR" office:value="15.3674996200919" calcext:value-type="currency">
            <text:p>15.37 €</text:p>
          </table:table-cell>
          <table:table-cell table:style-name="ce58" table:formula="of:=[.D95]+[.E95]-[.D96]" office:value-type="currency" office:currency="EUR" office:value="9.63250037990812" calcext:value-type="currency">
            <text:p>9.63 €</text:p>
          </table:table-cell>
          <table:table-cell table:formula="of:=[.D96]+[.E9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96]-[.E96]" office:value-type="currency" office:currency="EUR" office:value="9210.86727167522" calcext:value-type="currency">
            <text:p>9,210.87 €</text:p>
          </table:table-cell>
          <table:table-cell table:style-name="ce58" table:formula="of:=[.C97]*[.$B$5]/100/12" office:value-type="currency" office:currency="EUR" office:value="15.351445452792" calcext:value-type="currency">
            <text:p>15.35 €</text:p>
          </table:table-cell>
          <table:table-cell table:style-name="ce58" table:formula="of:=[.D96]+[.E96]-[.D97]" office:value-type="currency" office:currency="EUR" office:value="9.64855454720797" calcext:value-type="currency">
            <text:p>9.65 €</text:p>
          </table:table-cell>
          <table:table-cell table:formula="of:=[.D97]+[.E9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97]-[.E97]" office:value-type="currency" office:currency="EUR" office:value="9201.21871712801" calcext:value-type="currency">
            <text:p>9,201.22 €</text:p>
          </table:table-cell>
          <table:table-cell table:style-name="ce58" table:formula="of:=[.C98]*[.$B$5]/100/12" office:value-type="currency" office:currency="EUR" office:value="15.3353645285467" calcext:value-type="currency">
            <text:p>15.34 €</text:p>
          </table:table-cell>
          <table:table-cell table:style-name="ce58" table:formula="of:=[.D97]+[.E97]-[.D98]" office:value-type="currency" office:currency="EUR" office:value="9.66463547145332" calcext:value-type="currency">
            <text:p>9.66 €</text:p>
          </table:table-cell>
          <table:table-cell table:formula="of:=[.D98]+[.E9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98]-[.E98]" office:value-type="currency" office:currency="EUR" office:value="9191.55408165656" calcext:value-type="currency">
            <text:p>9,191.55 €</text:p>
          </table:table-cell>
          <table:table-cell table:style-name="ce58" table:formula="of:=[.C99]*[.$B$5]/100/12" office:value-type="currency" office:currency="EUR" office:value="15.3192568027609" calcext:value-type="currency">
            <text:p>15.32 €</text:p>
          </table:table-cell>
          <table:table-cell table:style-name="ce58" table:formula="of:=[.D98]+[.E98]-[.D99]" office:value-type="currency" office:currency="EUR" office:value="9.68074319723907" calcext:value-type="currency">
            <text:p>9.68 €</text:p>
          </table:table-cell>
          <table:table-cell table:formula="of:=[.D99]+[.E9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99]-[.E99]" office:value-type="currency" office:currency="EUR" office:value="9181.87333845932" calcext:value-type="currency">
            <text:p>9,181.87 €</text:p>
          </table:table-cell>
          <table:table-cell table:style-name="ce58" table:formula="of:=[.C100]*[.$B$5]/100/12" office:value-type="currency" office:currency="EUR" office:value="15.3031222307655" calcext:value-type="currency">
            <text:p>15.30 €</text:p>
          </table:table-cell>
          <table:table-cell table:style-name="ce58" table:formula="of:=[.D99]+[.E99]-[.D100]" office:value-type="currency" office:currency="EUR" office:value="9.69687776923447" calcext:value-type="currency">
            <text:p>9.70 €</text:p>
          </table:table-cell>
          <table:table-cell table:formula="of:=[.D100]+[.E10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100]-[.E100]" office:value-type="currency" office:currency="EUR" office:value="9172.17646069008" calcext:value-type="currency">
            <text:p>9,172.18 €</text:p>
          </table:table-cell>
          <table:table-cell table:style-name="ce58" table:formula="of:=[.C101]*[.$B$5]/100/12" office:value-type="currency" office:currency="EUR" office:value="15.2869607678168" calcext:value-type="currency">
            <text:p>15.29 €</text:p>
          </table:table-cell>
          <table:table-cell table:style-name="ce58" table:formula="of:=[.D100]+[.E100]-[.D101]" office:value-type="currency" office:currency="EUR" office:value="9.7130392321832" calcext:value-type="currency">
            <text:p>9.71 €</text:p>
          </table:table-cell>
          <table:table-cell table:formula="of:=[.D101]+[.E10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101]-[.E101]" office:value-type="currency" office:currency="EUR" office:value="9162.4634214579" calcext:value-type="currency">
            <text:p>9,162.46 €</text:p>
          </table:table-cell>
          <table:table-cell table:style-name="ce58" table:formula="of:=[.C102]*[.$B$5]/100/12" office:value-type="currency" office:currency="EUR" office:value="15.2707723690965" calcext:value-type="currency">
            <text:p>15.27 €</text:p>
          </table:table-cell>
          <table:table-cell table:style-name="ce58" table:formula="of:=[.D101]+[.E101]-[.D102]" office:value-type="currency" office:currency="EUR" office:value="9.7292276309035" calcext:value-type="currency">
            <text:p>9.73 €</text:p>
          </table:table-cell>
          <table:table-cell table:formula="of:=[.D102]+[.E10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102]-[.E102]" office:value-type="currency" office:currency="EUR" office:value="9152.73419382699" calcext:value-type="currency">
            <text:p>9,152.73 €</text:p>
          </table:table-cell>
          <table:table-cell table:style-name="ce58" table:formula="of:=[.C103]*[.$B$5]/100/12" office:value-type="currency" office:currency="EUR" office:value="15.2545569897117" calcext:value-type="currency">
            <text:p>15.25 €</text:p>
          </table:table-cell>
          <table:table-cell table:style-name="ce58" table:formula="of:=[.D102]+[.E102]-[.D103]" office:value-type="currency" office:currency="EUR" office:value="9.74544301028834" calcext:value-type="currency">
            <text:p>9.75 €</text:p>
          </table:table-cell>
          <table:table-cell table:formula="of:=[.D103]+[.E10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103]-[.E103]" office:value-type="currency" office:currency="EUR" office:value="9142.98875081671" calcext:value-type="currency">
            <text:p>9,142.99 €</text:p>
          </table:table-cell>
          <table:table-cell table:style-name="ce58" table:formula="of:=[.C104]*[.$B$5]/100/12" office:value-type="currency" office:currency="EUR" office:value="15.2383145846945" calcext:value-type="currency">
            <text:p>15.24 €</text:p>
          </table:table-cell>
          <table:table-cell table:style-name="ce58" table:formula="of:=[.D103]+[.E103]-[.D104]" office:value-type="currency" office:currency="EUR" office:value="9.76168541530549" calcext:value-type="currency">
            <text:p>9.76 €</text:p>
          </table:table-cell>
          <table:table-cell table:formula="of:=[.D104]+[.E10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8" table:formula="of:=[.C104]-[.E104]" office:value-type="currency" office:currency="EUR" office:value="9133.2270654014" calcext:value-type="currency">
            <text:p>9,133.23 €</text:p>
          </table:table-cell>
          <table:table-cell table:style-name="ce58" table:formula="of:=[.C105]*[.$B$5]/100/12" office:value-type="currency" office:currency="EUR" office:value="15.2220451090023" calcext:value-type="currency">
            <text:p>15.22 €</text:p>
          </table:table-cell>
          <table:table-cell table:style-name="ce58" table:formula="of:=[.D104]+[.E104]-[.D105]" office:value-type="currency" office:currency="EUR" office:value="9.77795489099766" calcext:value-type="currency">
            <text:p>9.78 €</text:p>
          </table:table-cell>
          <table:table-cell table:formula="of:=[.D105]+[.E10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105]-[.E105]" office:value-type="currency" office:currency="EUR" office:value="9123.4491105104" calcext:value-type="currency">
            <text:p>9,123.45 €</text:p>
          </table:table-cell>
          <table:table-cell table:style-name="ce58" table:formula="of:=[.C106]*[.$B$5]/100/12" office:value-type="currency" office:currency="EUR" office:value="15.2057485175173" calcext:value-type="currency">
            <text:p>15.21 €</text:p>
          </table:table-cell>
          <table:table-cell table:style-name="ce58" table:formula="of:=[.D105]+[.E105]-[.D106]" office:value-type="currency" office:currency="EUR" office:value="9.79425148248266" calcext:value-type="currency">
            <text:p>9.79 €</text:p>
          </table:table-cell>
          <table:table-cell table:formula="of:=[.D106]+[.E10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106]-[.E106]" office:value-type="currency" office:currency="EUR" office:value="9113.65485902792" calcext:value-type="currency">
            <text:p>9,113.65 €</text:p>
          </table:table-cell>
          <table:table-cell table:style-name="ce58" table:formula="of:=[.C107]*[.$B$5]/100/12" office:value-type="currency" office:currency="EUR" office:value="15.1894247650465" calcext:value-type="currency">
            <text:p>15.19 €</text:p>
          </table:table-cell>
          <table:table-cell table:style-name="ce58" table:formula="of:=[.D106]+[.E106]-[.D107]" office:value-type="currency" office:currency="EUR" office:value="9.81057523495347" calcext:value-type="currency">
            <text:p>9.81 €</text:p>
          </table:table-cell>
          <table:table-cell table:formula="of:=[.D107]+[.E10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107]-[.E107]" office:value-type="currency" office:currency="EUR" office:value="9103.84428379297" calcext:value-type="currency">
            <text:p>9,103.84 €</text:p>
          </table:table-cell>
          <table:table-cell table:style-name="ce58" table:formula="of:=[.C108]*[.$B$5]/100/12" office:value-type="currency" office:currency="EUR" office:value="15.1730738063216" calcext:value-type="currency">
            <text:p>15.17 €</text:p>
          </table:table-cell>
          <table:table-cell table:style-name="ce58" table:formula="of:=[.D107]+[.E107]-[.D108]" office:value-type="currency" office:currency="EUR" office:value="9.82692619367839" calcext:value-type="currency">
            <text:p>9.83 €</text:p>
          </table:table-cell>
          <table:table-cell table:formula="of:=[.D108]+[.E10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108]-[.E108]" office:value-type="currency" office:currency="EUR" office:value="9094.01735759929" calcext:value-type="currency">
            <text:p>9,094.02 €</text:p>
          </table:table-cell>
          <table:table-cell table:style-name="ce58" table:formula="of:=[.C109]*[.$B$5]/100/12" office:value-type="currency" office:currency="EUR" office:value="15.1566955959988" calcext:value-type="currency">
            <text:p>15.16 €</text:p>
          </table:table-cell>
          <table:table-cell table:style-name="ce58" table:formula="of:=[.D108]+[.E108]-[.D109]" office:value-type="currency" office:currency="EUR" office:value="9.84330440400119" calcext:value-type="currency">
            <text:p>9.84 €</text:p>
          </table:table-cell>
          <table:table-cell table:formula="of:=[.D109]+[.E10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109]-[.E109]" office:value-type="currency" office:currency="EUR" office:value="9084.17405319529" calcext:value-type="currency">
            <text:p>9,084.17 €</text:p>
          </table:table-cell>
          <table:table-cell table:style-name="ce58" table:formula="of:=[.C110]*[.$B$5]/100/12" office:value-type="currency" office:currency="EUR" office:value="15.1402900886588" calcext:value-type="currency">
            <text:p>15.14 €</text:p>
          </table:table-cell>
          <table:table-cell table:style-name="ce58" table:formula="of:=[.D109]+[.E109]-[.D110]" office:value-type="currency" office:currency="EUR" office:value="9.85970991134119" calcext:value-type="currency">
            <text:p>9.86 €</text:p>
          </table:table-cell>
          <table:table-cell table:formula="of:=[.D110]+[.E11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110]-[.E110]" office:value-type="currency" office:currency="EUR" office:value="9074.31434328395" calcext:value-type="currency">
            <text:p>9,074.31 €</text:p>
          </table:table-cell>
          <table:table-cell table:style-name="ce58" table:formula="of:=[.C111]*[.$B$5]/100/12" office:value-type="currency" office:currency="EUR" office:value="15.1238572388066" calcext:value-type="currency">
            <text:p>15.12 €</text:p>
          </table:table-cell>
          <table:table-cell table:style-name="ce58" table:formula="of:=[.D110]+[.E110]-[.D111]" office:value-type="currency" office:currency="EUR" office:value="9.87614276119342" calcext:value-type="currency">
            <text:p>9.88 €</text:p>
          </table:table-cell>
          <table:table-cell table:formula="of:=[.D111]+[.E11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111]-[.E111]" office:value-type="currency" office:currency="EUR" office:value="9064.43820052275" calcext:value-type="currency">
            <text:p>9,064.44 €</text:p>
          </table:table-cell>
          <table:table-cell table:style-name="ce58" table:formula="of:=[.C112]*[.$B$5]/100/12" office:value-type="currency" office:currency="EUR" office:value="15.1073970008713" calcext:value-type="currency">
            <text:p>15.11 €</text:p>
          </table:table-cell>
          <table:table-cell table:style-name="ce58" table:formula="of:=[.D111]+[.E111]-[.D112]" office:value-type="currency" office:currency="EUR" office:value="9.89260299912875" calcext:value-type="currency">
            <text:p>9.89 €</text:p>
          </table:table-cell>
          <table:table-cell table:formula="of:=[.D112]+[.E11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112]-[.E112]" office:value-type="currency" office:currency="EUR" office:value="9054.54559752362" calcext:value-type="currency">
            <text:p>9,054.55 €</text:p>
          </table:table-cell>
          <table:table-cell table:style-name="ce58" table:formula="of:=[.C113]*[.$B$5]/100/12" office:value-type="currency" office:currency="EUR" office:value="15.090909329206" calcext:value-type="currency">
            <text:p>15.09 €</text:p>
          </table:table-cell>
          <table:table-cell table:style-name="ce58" table:formula="of:=[.D112]+[.E112]-[.D113]" office:value-type="currency" office:currency="EUR" office:value="9.90909067079396" calcext:value-type="currency">
            <text:p>9.91 €</text:p>
          </table:table-cell>
          <table:table-cell table:formula="of:=[.D113]+[.E11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113]-[.E113]" office:value-type="currency" office:currency="EUR" office:value="9044.63650685283" calcext:value-type="currency">
            <text:p>9,044.64 €</text:p>
          </table:table-cell>
          <table:table-cell table:style-name="ce58" table:formula="of:=[.C114]*[.$B$5]/100/12" office:value-type="currency" office:currency="EUR" office:value="15.0743941780881" calcext:value-type="currency">
            <text:p>15.07 €</text:p>
          </table:table-cell>
          <table:table-cell table:style-name="ce58" table:formula="of:=[.D113]+[.E113]-[.D114]" office:value-type="currency" office:currency="EUR" office:value="9.92560582191195" calcext:value-type="currency">
            <text:p>9.93 €</text:p>
          </table:table-cell>
          <table:table-cell table:formula="of:=[.D114]+[.E11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114]-[.E114]" office:value-type="currency" office:currency="EUR" office:value="9034.71090103092" calcext:value-type="currency">
            <text:p>9,034.71 €</text:p>
          </table:table-cell>
          <table:table-cell table:style-name="ce58" table:formula="of:=[.C115]*[.$B$5]/100/12" office:value-type="currency" office:currency="EUR" office:value="15.0578515017182" calcext:value-type="currency">
            <text:p>15.06 €</text:p>
          </table:table-cell>
          <table:table-cell table:style-name="ce58" table:formula="of:=[.D114]+[.E114]-[.D115]" office:value-type="currency" office:currency="EUR" office:value="9.9421484982818" calcext:value-type="currency">
            <text:p>9.94 €</text:p>
          </table:table-cell>
          <table:table-cell table:formula="of:=[.D115]+[.E11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115]-[.E115]" office:value-type="currency" office:currency="EUR" office:value="9024.76875253264" calcext:value-type="currency">
            <text:p>9,024.77 €</text:p>
          </table:table-cell>
          <table:table-cell table:style-name="ce58" table:formula="of:=[.C116]*[.$B$5]/100/12" office:value-type="currency" office:currency="EUR" office:value="15.0412812542211" calcext:value-type="currency">
            <text:p>15.04 €</text:p>
          </table:table-cell>
          <table:table-cell table:style-name="ce58" table:formula="of:=[.D115]+[.E115]-[.D116]" office:value-type="currency" office:currency="EUR" office:value="9.95871874577894" calcext:value-type="currency">
            <text:p>9.96 €</text:p>
          </table:table-cell>
          <table:table-cell table:formula="of:=[.D116]+[.E11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8" table:formula="of:=[.C116]-[.E116]" office:value-type="currency" office:currency="EUR" office:value="9014.81003378686" calcext:value-type="currency">
            <text:p>9,014.81 €</text:p>
          </table:table-cell>
          <table:table-cell table:style-name="ce58" table:formula="of:=[.C117]*[.$B$5]/100/12" office:value-type="currency" office:currency="EUR" office:value="15.0246833896448" calcext:value-type="currency">
            <text:p>15.02 €</text:p>
          </table:table-cell>
          <table:table-cell table:style-name="ce58" table:formula="of:=[.D116]+[.E116]-[.D117]" office:value-type="currency" office:currency="EUR" office:value="9.97531661035524" calcext:value-type="currency">
            <text:p>9.98 €</text:p>
          </table:table-cell>
          <table:table-cell table:formula="of:=[.D117]+[.E11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8" table:formula="of:=[.C117]-[.E117]" office:value-type="currency" office:currency="EUR" office:value="9004.8347171765" calcext:value-type="currency">
            <text:p>9,004.83 €</text:p>
          </table:table-cell>
          <table:table-cell table:style-name="ce58" table:formula="of:=[.C118]*[.$B$5]/100/12" office:value-type="currency" office:currency="EUR" office:value="15.0080578619608" calcext:value-type="currency">
            <text:p>15.01 €</text:p>
          </table:table-cell>
          <table:table-cell table:style-name="ce58" table:formula="of:=[.D117]+[.E117]-[.D118]" office:value-type="currency" office:currency="EUR" office:value="9.99194213803916" calcext:value-type="currency">
            <text:p>9.99 €</text:p>
          </table:table-cell>
          <table:table-cell table:formula="of:=[.D118]+[.E11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8" table:formula="of:=[.C118]-[.E118]" office:value-type="currency" office:currency="EUR" office:value="8994.84277503846" calcext:value-type="currency">
            <text:p>8,994.84 €</text:p>
          </table:table-cell>
          <table:table-cell table:style-name="ce58" table:formula="of:=[.C119]*[.$B$5]/100/12" office:value-type="currency" office:currency="EUR" office:value="14.9914046250641" calcext:value-type="currency">
            <text:p>14.99 €</text:p>
          </table:table-cell>
          <table:table-cell table:style-name="ce58" table:formula="of:=[.D118]+[.E118]-[.D119]" office:value-type="currency" office:currency="EUR" office:value="10.0085953749359" calcext:value-type="currency">
            <text:p>10.01 €</text:p>
          </table:table-cell>
          <table:table-cell table:formula="of:=[.D119]+[.E119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8" table:formula="of:=[.C119]-[.E119]" office:value-type="currency" office:currency="EUR" office:value="8984.83417966353" calcext:value-type="currency">
            <text:p>8,984.83 €</text:p>
          </table:table-cell>
          <table:table-cell table:style-name="ce58" table:formula="of:=[.C120]*[.$B$5]/100/12" office:value-type="currency" office:currency="EUR" office:value="14.9747236327725" calcext:value-type="currency">
            <text:p>14.97 €</text:p>
          </table:table-cell>
          <table:table-cell table:style-name="ce58" table:formula="of:=[.D119]+[.E119]-[.D120]" office:value-type="currency" office:currency="EUR" office:value="10.0252763672275" calcext:value-type="currency">
            <text:p>10.03 €</text:p>
          </table:table-cell>
          <table:table-cell table:formula="of:=[.D120]+[.E120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8" table:formula="of:=[.C120]-[.E120]" office:value-type="currency" office:currency="EUR" office:value="8974.8089032963" calcext:value-type="currency">
            <text:p>8,974.81 €</text:p>
          </table:table-cell>
          <table:table-cell table:style-name="ce58" table:formula="of:=[.C121]*[.$B$5]/100/12" office:value-type="currency" office:currency="EUR" office:value="14.9580148388272" calcext:value-type="currency">
            <text:p>14.96 €</text:p>
          </table:table-cell>
          <table:table-cell table:style-name="ce58" table:formula="of:=[.D120]+[.E120]-[.D121]" office:value-type="currency" office:currency="EUR" office:value="10.0419851611728" calcext:value-type="currency">
            <text:p>10.04 €</text:p>
          </table:table-cell>
          <table:table-cell table:formula="of:=[.D121]+[.E121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8" table:formula="of:=[.C121]-[.E121]" office:value-type="currency" office:currency="EUR" office:value="8964.76691813513" calcext:value-type="currency">
            <text:p>8,964.77 €</text:p>
          </table:table-cell>
          <table:table-cell table:style-name="ce58" table:formula="of:=[.C122]*[.$B$5]/100/12" office:value-type="currency" office:currency="EUR" office:value="14.9412781968919" calcext:value-type="currency">
            <text:p>14.94 €</text:p>
          </table:table-cell>
          <table:table-cell table:style-name="ce58" table:formula="of:=[.D121]+[.E121]-[.D122]" office:value-type="currency" office:currency="EUR" office:value="10.0587218031081" calcext:value-type="currency">
            <text:p>10.06 €</text:p>
          </table:table-cell>
          <table:table-cell table:formula="of:=[.D122]+[.E122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8" table:formula="of:=[.C122]-[.E122]" office:value-type="currency" office:currency="EUR" office:value="8954.70819633202" calcext:value-type="currency">
            <text:p>8,954.71 €</text:p>
          </table:table-cell>
          <table:table-cell table:style-name="ce58" table:formula="of:=[.C123]*[.$B$5]/100/12" office:value-type="currency" office:currency="EUR" office:value="14.9245136605534" calcext:value-type="currency">
            <text:p>14.92 €</text:p>
          </table:table-cell>
          <table:table-cell table:style-name="ce58" table:formula="of:=[.D122]+[.E122]-[.D123]" office:value-type="currency" office:currency="EUR" office:value="10.0754863394466" calcext:value-type="currency">
            <text:p>10.08 €</text:p>
          </table:table-cell>
          <table:table-cell table:formula="of:=[.D123]+[.E123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8" table:formula="of:=[.C123]-[.E123]" office:value-type="currency" office:currency="EUR" office:value="8944.63270999257" calcext:value-type="currency">
            <text:p>8,944.63 €</text:p>
          </table:table-cell>
          <table:table-cell table:style-name="ce58" table:formula="of:=[.C124]*[.$B$5]/100/12" office:value-type="currency" office:currency="EUR" office:value="14.907721183321" calcext:value-type="currency">
            <text:p>14.91 €</text:p>
          </table:table-cell>
          <table:table-cell table:style-name="ce58" table:formula="of:=[.D123]+[.E123]-[.D124]" office:value-type="currency" office:currency="EUR" office:value="10.092278816679" calcext:value-type="currency">
            <text:p>10.09 €</text:p>
          </table:table-cell>
          <table:table-cell table:formula="of:=[.D124]+[.E124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8" table:formula="of:=[.C124]-[.E124]" office:value-type="currency" office:currency="EUR" office:value="8934.54043117589" calcext:value-type="currency">
            <text:p>8,934.54 €</text:p>
          </table:table-cell>
          <table:table-cell table:style-name="ce58" table:formula="of:=[.C125]*[.$B$5]/100/12" office:value-type="currency" office:currency="EUR" office:value="14.8909007186265" calcext:value-type="currency">
            <text:p>14.89 €</text:p>
          </table:table-cell>
          <table:table-cell table:style-name="ce58" table:formula="of:=[.D124]+[.E124]-[.D125]" office:value-type="currency" office:currency="EUR" office:value="10.1090992813735" calcext:value-type="currency">
            <text:p>10.11 €</text:p>
          </table:table-cell>
          <table:table-cell table:formula="of:=[.D125]+[.E125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8" table:formula="of:=[.C125]-[.E125]" office:value-type="currency" office:currency="EUR" office:value="8924.43133189452" calcext:value-type="currency">
            <text:p>8,924.43 €</text:p>
          </table:table-cell>
          <table:table-cell table:style-name="ce58" table:formula="of:=[.C126]*[.$B$5]/100/12" office:value-type="currency" office:currency="EUR" office:value="14.8740522198242" calcext:value-type="currency">
            <text:p>14.87 €</text:p>
          </table:table-cell>
          <table:table-cell table:style-name="ce58" table:formula="of:=[.D125]+[.E125]-[.D126]" office:value-type="currency" office:currency="EUR" office:value="10.1259477801758" calcext:value-type="currency">
            <text:p>10.13 €</text:p>
          </table:table-cell>
          <table:table-cell table:formula="of:=[.D126]+[.E126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8" table:formula="of:=[.C126]-[.E126]" office:value-type="currency" office:currency="EUR" office:value="8914.30538411434" calcext:value-type="currency">
            <text:p>8,914.31 €</text:p>
          </table:table-cell>
          <table:table-cell table:style-name="ce58" table:formula="of:=[.C127]*[.$B$5]/100/12" office:value-type="currency" office:currency="EUR" office:value="14.8571756401906" calcext:value-type="currency">
            <text:p>14.86 €</text:p>
          </table:table-cell>
          <table:table-cell table:style-name="ce58" table:formula="of:=[.D126]+[.E126]-[.D127]" office:value-type="currency" office:currency="EUR" office:value="10.1428243598094" calcext:value-type="currency">
            <text:p>10.14 €</text:p>
          </table:table-cell>
          <table:table-cell table:formula="of:=[.D127]+[.E127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8" table:formula="of:=[.C127]-[.E127]" office:value-type="currency" office:currency="EUR" office:value="8904.16255975453" calcext:value-type="currency">
            <text:p>8,904.16 €</text:p>
          </table:table-cell>
          <table:table-cell table:style-name="ce58" table:formula="of:=[.C128]*[.$B$5]/100/12" office:value-type="currency" office:currency="EUR" office:value="14.8402709329242" calcext:value-type="currency">
            <text:p>14.84 €</text:p>
          </table:table-cell>
          <table:table-cell table:style-name="ce58" table:formula="of:=[.D127]+[.E127]-[.D128]" office:value-type="currency" office:currency="EUR" office:value="10.1597290670758" calcext:value-type="currency">
            <text:p>10.16 €</text:p>
          </table:table-cell>
          <table:table-cell table:formula="of:=[.D128]+[.E128]" office:value-type="currency" office:currency="EUR" office:value="25" calcext:value-type="currency">
            <text:p>25.00 €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m" table:style-name="ta1">
        <table:shapes>
          <draw:frame draw:z-index="0" draw:style-name="gr1" draw:text-style-name="P1" svg:width="453.51pt" svg:height="255.09pt" svg:x="66.84pt" svg:y="2.83pt">
            <draw:object draw:notify-on-update-of-ranges="Funktion.D8:Funktion.D8 Funktion.D9:Funktion.D128 Funktion.E8:Funktion.E8 Funktion.E9:Funktion.E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3.32pt" svg:height="255.09pt" svg:x="66.78pt" svg:y="285.53pt">
            <draw:object draw:notify-on-update-of-ranges="Funktion.B9:Funktion.B128 Funktion.C8:Funktion.C8 Funktion.C9:Funktion.C1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Filter" table:style-name="ta1">
        <table:table-column table:style-name="co3" table:default-cell-style-name="ce57"/>
        <table:table-column table:style-name="co2" table:default-cell-style-name="ce57"/>
        <table:table-column table:style-name="co4" table:default-cell-style-name="ce57"/>
        <table:table-column table:style-name="co2" table:number-columns-repeated="1021" table:default-cell-style-name="ce57"/>
        <table:table-row table:style-name="ro1">
          <table:table-cell/>
          <table:table-cell office:value-type="string" calcext:value-type="string">
            <text:p>Fabrikat</text:p>
          </table:table-cell>
          <table:table-cell office:value-type="string" calcext:value-type="string">
            <text:p>Zulassungsjahr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Getriebe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nzahl Sitze</text:p>
          </table:table-cell>
          <table:table-cell office:value-type="string" calcext:value-type="string">
            <text:p>Karosserie</text:p>
          </table:table-cell>
          <table:table-cell office:value-type="string" calcext:value-type="string">
            <text:p>Wer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MW</text:p>
          </table:table-cell>
          <table:table-cell office:value-type="float" office:value="2011" calcext:value-type="float">
            <text:p>20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schw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brio</text:p>
          </table:table-cell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bla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pe</text:p>
          </table:table-cell>
          <table:table-cell office:value-type="float" office:value="12000" calcext:value-type="float">
            <text:p>120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ugeot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wei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</text:p>
          </table:table-cell>
          <table:table-cell office:value-type="float" office:value="9000" calcext:value-type="float">
            <text:p>900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at</text:p>
          </table:table-cell>
          <table:table-cell office:value-type="float" office:value="2006" calcext:value-type="float">
            <text:p>20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r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W</text:p>
          </table:table-cell>
          <table:table-cell office:value-type="float" office:value="2008" calcext:value-type="float">
            <text:p>20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gr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W</text:p>
          </table:table-cell>
          <table:table-cell office:value-type="float" office:value="2010" calcext:value-type="float">
            <text:p>20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wei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W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schwa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B</text:p>
          </table:table-cell>
          <table:table-cell office:value-type="float" office:value="2011" calcext:value-type="float">
            <text:p>20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grü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bi</text:p>
          </table:table-cell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el</text:p>
          </table:table-cell>
          <table:table-cell office:value-type="float" office:value="2007" calcext:value-type="float">
            <text:p>20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bl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7000" calcext:value-type="float">
            <text:p>700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rd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r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l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schwa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bi</text:p>
          </table:table-cell>
          <table:table-cell office:value-type="float" office:value="9000" calcext:value-type="float">
            <text:p>900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MW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schw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brio</text:p>
          </table:table-cell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rsche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brio</text:p>
          </table:table-cell>
          <table:table-cell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MW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bl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bi</text:p>
          </table:table-cell>
          <table:table-cell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troen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grü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</text:p>
          </table:table-cell>
          <table:table-cell office:value-type="float" office:value="9000" calcext:value-type="float">
            <text:p>900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nault</text:p>
          </table:table-cell>
          <table:table-cell office:value-type="float" office:value="2008" calcext:value-type="float">
            <text:p>20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bla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ugeot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gr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bi</text:p>
          </table:table-cell>
          <table:table-cell office:value-type="float" office:value="8000" calcext:value-type="float">
            <text:p>800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MW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gra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pe</text:p>
          </table:table-cell>
          <table:table-cell office:value-type="float" office:value="12000" calcext:value-type="float">
            <text:p>1200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di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matik</text:p>
          </table:table-cell>
          <table:table-cell office:value-type="string" calcext:value-type="string">
            <text:p>schwar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pe</text:p>
          </table:table-cell>
          <table:table-cell office:value-type="float" office:value="12000" calcext:value-type="float">
            <text:p>1200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W</text:p>
          </table:table-cell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nuell</text:p>
          </table:table-cell>
          <table:table-cell office:value-type="string" calcext:value-type="string">
            <text:p>wei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ousine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-Tabelle_Filter_1" table:style-name="ta1">
        <table:table-column table:style-name="co2" table:default-cell-style-name="ce62"/>
        <table:table-column table:style-name="co2" table:default-cell-style-name="ce67"/>
        <table:table-column table:style-name="co2" table:number-columns-repeated="9" table:default-cell-style-name="Pivot-Tabelle_20_Wert"/>
        <table:table-column table:style-name="co2" table:default-cell-style-name="ce76"/>
        <table:table-column table:style-name="co2" table:default-cell-style-name="ce82"/>
        <table:table-row table:style-name="ro2">
          <table:table-cell table:style-name="Default" office:value-type="string" calcext:value-type="string">
            <text:p>Filtern</text:p>
          </table:table-cell>
          <table:table-cell table:style-name="Default" table:number-columns-repeated="12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59" office:value-type="string" calcext:value-type="string">
            <text:p>Summe - Wert</text:p>
          </table:table-cell>
          <table:table-cell table:style-name="ce64" office:value-type="string" calcext:value-type="string">
            <text:p>Fabrikat</text:p>
          </table:table-cell>
          <table:table-cell table:style-name="ce70" table:number-columns-repeated="10"/>
          <table:table-cell table:style-name="ce79"/>
        </table:table-row>
        <table:table-row table:style-name="ro2">
          <table:table-cell table:style-name="ce60" office:value-type="string" calcext:value-type="string">
            <text:p>Karosserie</text:p>
          </table:table-cell>
          <table:table-cell table:style-name="ce65" office:value-type="string" calcext:value-type="string">
            <text:p>Audi</text:p>
          </table:table-cell>
          <table:table-cell table:style-name="ce71" office:value-type="string" calcext:value-type="string">
            <text:p>BMW</text:p>
          </table:table-cell>
          <table:table-cell table:style-name="ce71" office:value-type="string" calcext:value-type="string">
            <text:p>Citroen</text:p>
          </table:table-cell>
          <table:table-cell table:style-name="ce71" office:value-type="string" calcext:value-type="string">
            <text:p>Fiat</text:p>
          </table:table-cell>
          <table:table-cell table:style-name="ce71" office:value-type="string" calcext:value-type="string">
            <text:p>Ford</text:p>
          </table:table-cell>
          <table:table-cell table:style-name="ce71" office:value-type="string" calcext:value-type="string">
            <text:p>MB</text:p>
          </table:table-cell>
          <table:table-cell table:style-name="ce71" office:value-type="string" calcext:value-type="string">
            <text:p>Opel</text:p>
          </table:table-cell>
          <table:table-cell table:style-name="ce71" office:value-type="string" calcext:value-type="string">
            <text:p>Peugeot</text:p>
          </table:table-cell>
          <table:table-cell table:style-name="ce71" office:value-type="string" calcext:value-type="string">
            <text:p>Porsche</text:p>
          </table:table-cell>
          <table:table-cell table:style-name="ce71" office:value-type="string" calcext:value-type="string">
            <text:p>Renault</text:p>
          </table:table-cell>
          <table:table-cell table:style-name="ce71" office:value-type="string" calcext:value-type="string">
            <text:p>VW</text:p>
          </table:table-cell>
          <table:table-cell table:style-name="ce80" office:value-type="string" calcext:value-type="string">
            <text:p>Gesamt Ergebnis</text:p>
          </table:table-cell>
        </table:table-row>
        <table:table-row table:style-name="ro2">
          <table:table-cell table:style-name="ce61" office:value-type="string" calcext:value-type="string">
            <text:p>Cabrio</text:p>
          </table:table-cell>
          <table:table-cell table:style-name="ce66"/>
          <table:table-cell table:style-name="ce72" office:value-type="float" office:value="35000" calcext:value-type="float">
            <text:p>35000</text:p>
          </table:table-cell>
          <table:table-cell table:style-name="ce72" table:number-columns-repeated="6"/>
          <table:table-cell table:style-name="ce72" office:value-type="float" office:value="22000" calcext:value-type="float">
            <text:p>22000</text:p>
          </table:table-cell>
          <table:table-cell table:style-name="ce72"/>
          <table:table-cell table:style-name="ce75"/>
          <table:table-cell table:style-name="ce81" office:value-type="float" office:value="57000" calcext:value-type="float">
            <text:p>57000</text:p>
          </table:table-cell>
        </table:table-row>
        <table:table-row table:style-name="ro2">
          <table:table-cell office:value-type="string" calcext:value-type="string">
            <text:p>Coupe</text:p>
          </table:table-cell>
          <table:table-cell office:value-type="float" office:value="24000" calcext:value-type="float">
            <text:p>24000</text:p>
          </table:table-cell>
          <table:table-cell office:value-type="float" office:value="12000" calcext:value-type="float">
            <text:p>12000</text:p>
          </table:table-cell>
          <table:table-cell table:number-columns-repeated="9"/>
          <table:table-cell office:value-type="float" office:value="36000" calcext:value-type="float">
            <text:p>36000</text:p>
          </table:table-cell>
        </table:table-row>
        <table:table-row table:style-name="ro2">
          <table:table-cell office:value-type="string" calcext:value-type="string">
            <text:p>Kombi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string" calcext:value-type="string">
            <text:p>Limousine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number-columns-repeated="2" office:value-type="float" office:value="8000" calcext:value-type="float">
            <text:p>8000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2">
          <table:table-cell office:value-type="string" calcext:value-type="string">
            <text:p>Van</text:p>
          </table:table-cell>
          <table:table-cell table:style-name="ce68"/>
          <table:table-cell table:style-name="ce73"/>
          <table:table-cell table:style-name="ce73" office:value-type="float" office:value="9000" calcext:value-type="float">
            <text:p>9000</text:p>
          </table:table-cell>
          <table:table-cell table:style-name="ce73" table:number-columns-repeated="4"/>
          <table:table-cell table:style-name="ce73" office:value-type="float" office:value="9000" calcext:value-type="float">
            <text:p>9000</text:p>
          </table:table-cell>
          <table:table-cell table:style-name="ce73"/>
          <table:table-cell table:style-name="ce73" office:value-type="float" office:value="8000" calcext:value-type="float">
            <text:p>8000</text:p>
          </table:table-cell>
          <table:table-cell table:style-name="ce77" office:value-type="float" office:value="10000" calcext:value-type="float">
            <text:p>10000</text:p>
          </table:table-cell>
          <table:table-cell table:style-name="ce83" office:value-type="float" office:value="36000" calcext:value-type="float">
            <text:p>36000</text:p>
          </table:table-cell>
        </table:table-row>
        <table:table-row table:style-name="ro2">
          <table:table-cell table:style-name="ce63" office:value-type="string" calcext:value-type="string">
            <text:p>Gesamt Ergebnis</text:p>
          </table:table-cell>
          <table:table-cell table:style-name="ce69" office:value-type="float" office:value="24000" calcext:value-type="float">
            <text:p>24000</text:p>
          </table:table-cell>
          <table:table-cell table:style-name="ce74" office:value-type="float" office:value="80000" calcext:value-type="float">
            <text:p>80000</text:p>
          </table:table-cell>
          <table:table-cell table:style-name="ce74" office:value-type="float" office:value="9000" calcext:value-type="float">
            <text:p>9000</text:p>
          </table:table-cell>
          <table:table-cell table:number-columns-repeated="2" table:style-name="ce74" office:value-type="float" office:value="8000" calcext:value-type="float">
            <text:p>8000</text:p>
          </table:table-cell>
          <table:table-cell table:style-name="ce74" office:value-type="float" office:value="15000" calcext:value-type="float">
            <text:p>15000</text:p>
          </table:table-cell>
          <table:table-cell table:style-name="ce74" office:value-type="float" office:value="16000" calcext:value-type="float">
            <text:p>16000</text:p>
          </table:table-cell>
          <table:table-cell table:style-name="ce74" office:value-type="float" office:value="17000" calcext:value-type="float">
            <text:p>17000</text:p>
          </table:table-cell>
          <table:table-cell table:style-name="ce74" office:value-type="float" office:value="22000" calcext:value-type="float">
            <text:p>22000</text:p>
          </table:table-cell>
          <table:table-cell table:style-name="ce74" office:value-type="float" office:value="8000" calcext:value-type="float">
            <text:p>8000</text:p>
          </table:table-cell>
          <table:table-cell table:style-name="ce78" office:value-type="float" office:value="28000" calcext:value-type="float">
            <text:p>28000</text:p>
          </table:table-cell>
          <table:table-cell table:style-name="ce84" office:value-type="float" office:value="235000" calcext:value-type="float">
            <text:p>235000</text:p>
          </table:table-cell>
        </table:table-row>
      </table:table>
      <table:named-expressions/>
      <table:database-ranges>
        <table:database-range table:name="__Anonymous_Sheet_DB__2" table:target-range-address="Filter.B1:Filter.I21" table:display-filter-buttons="true">
          <table:sort>
            <table:sort-by table:field-number="7" table:data-type="automatic"/>
          </table:sort>
        </table:database-range>
      </table:database-ranges>
      <table:data-pilot-tables>
        <table:data-pilot-table table:name="DataPilot1" table:application-data="" table:target-range-address="'Pivot-Tabelle_Filter_1'.A1:'Pivot-Tabelle_Filter_1'.M10" table:buttons="'Pivot-Tabelle_Filter_1'.A1 'Pivot-Tabelle_Filter_1'.A4 'Pivot-Tabelle_Filter_1'.B3" table:drill-down-on-double-click="false">
          <table:source-cell-range table:cell-range-address="Filter.B1:Filter.I21"/>
          <table:data-pilot-field table:source-field-name="Fabrikat" table:orientation="column" table:used-hierarchy="0" table:function="auto">
            <table:data-pilot-level table:show-empty="false" calcext:repeat-item-labels="false">
              <table:data-pilot-members>
                <table:data-pilot-member table:name="Audi" table:display="true" table:show-details="true"/>
                <table:data-pilot-member table:name="BMW" table:display="true" table:show-details="true"/>
                <table:data-pilot-member table:name="Citroen" table:display="true" table:show-details="true"/>
                <table:data-pilot-member table:name="Fiat" table:display="true" table:show-details="true"/>
                <table:data-pilot-member table:name="Ford" table:display="true" table:show-details="true"/>
                <table:data-pilot-member table:name="MB" table:display="true" table:show-details="true"/>
                <table:data-pilot-member table:name="Opel" table:display="true" table:show-details="true"/>
                <table:data-pilot-member table:name="Peugeot" table:display="true" table:show-details="true"/>
                <table:data-pilot-member table:name="Porsche" table:display="true" table:show-details="true"/>
                <table:data-pilot-member table:name="Renault" table:display="true" table:show-details="true"/>
                <table:data-pilot-member table:name="VW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arosserie" table:orientation="row" table:used-hierarchy="0" table:function="auto">
            <table:data-pilot-level table:show-empty="false" calcext:repeat-item-labels="false">
              <table:data-pilot-members>
                <table:data-pilot-member table:name="Cabrio" table:display="true" table:show-details="true"/>
                <table:data-pilot-member table:name="Coupe" table:display="true" table:show-details="true"/>
                <table:data-pilot-member table:name="Kombi" table:display="true" table:show-details="true"/>
                <table:data-pilot-member table:name="Limousine" table:display="true" table:show-details="true"/>
                <table:data-pilot-member table:name="V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ert" table:orientation="data" table:used-hierarchy="0" table:function="sum">
            <table:data-pilot-level table:show-empty="false" calcext:repeat-item-labels="false">
              <table:data-pilot-members>
                <table:data-pilot-member table:name="7000" table:display="true" table:show-details="true"/>
                <table:data-pilot-member table:name="8000" table:display="true" table:show-details="true"/>
                <table:data-pilot-member table:name="9000" table:display="true" table:show-details="true"/>
                <table:data-pilot-member table:name="10000" table:display="true" table:show-details="true"/>
                <table:data-pilot-member table:name="12000" table:display="true" table:show-details="true"/>
                <table:data-pilot-member table:name="15000" table:display="true" table:show-details="true"/>
                <table:data-pilot-member table:name="18000" table:display="true" table:show-details="true"/>
                <table:data-pilot-member table:name="20000" table:display="true" table:show-details="true"/>
                <table:data-pilot-member table:name="22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0107" number:language="de" number:country="DE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enpilot_20_Ecke" style:display-name="Datenpilot Ecke" style:family="table-cell" style:parent-style-name="Default"/>
    <style:style style:name="Datenpilot-Feld" style:family="table-cell" style:parent-style-name="Default"/>
    <style:style style:name="Datenpilot_20_Kategorie" style:display-name="Datenpilot Kategorie" style:family="table-cell" style:parent-style-name="Default">
      <style:table-cell-properties style:text-align-source="fix" style:repeat-content="false"/>
      <style:paragraph-properties fo:text-align="start"/>
    </style:style>
    <style:style style:name="Datenpilot_20_Titel" style:display-name="Datenpilot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enpilot_20_Wert" style:display-name="Datenpilot Wert" style:family="table-cell" style:parent-style-name="Default"/>
    <style:style style:name="Datenpilot_20_Ergebnis" style:display-name="Datenpilot Ergebnis" style:family="table-cell" style:parent-style-name="Default">
      <style:text-properties fo:font-weight="bold"/>
    </style:style>
    <style:style style:name="Pivot-Tabelle_20_Ecke" style:display-name="Pivot-Tabelle Ecke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Wert" style:display-name="Pivot-Tabelle Wert" style:family="table-cell" style:parent-style-name="Default"/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3:24:56.2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8:25:59.001312403</meta:creation-date>
    <dc:date>2018-04-05T13:01:54.610152367</dc:date>
    <meta:editing-duration>PT2H41M3S</meta:editing-duration>
    <meta:editing-cycles>7</meta:editing-cycles>
    <meta:generator>LibreOfficeDev/6.2.0.0.alpha1$Windows_X86_64 LibreOffice_project/54f85dd550ebab0146c70a3960f4f8e70384b52d</meta:generator>
    <meta:document-statistic meta:table-count="4" meta:cell-count="8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de" number:country="DE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159cm" svg:y="3.926cm" style:legend-expansion="high" chart:style-name="ch2"/>
        <chart:plot-area chart:style-name="ch3" table:cell-range-address="Funktion.D8:Funktion.E128" chart:data-source-has-labels="row" svg:x="1.358cm" svg:y="0.18cm" svg:width="12.482cm" svg:height="7.632cm">
          <chartooo:coordinate-region svg:x="2.879cm" svg:y="0.334cm" svg:width="10.627cm" svg:height="6.477cm"/>
          <chart:axis chart:dimension="x" chart:name="primary-x" chart:style-name="ch4">
            <chart:title svg:x="7.105cm" svg:y="7.993cm" chart:style-name="ch5">
              <text:p>Raten</text:p>
            </chart:title>
          </chart:axis>
          <chart:axis chart:dimension="y" chart:name="primary-y" chart:style-name="ch6">
            <chart:title svg:x="0.451cm" svg:y="4.556cm" chart:style-name="ch7">
              <text:p>Anteile</text:p>
            </chart:title>
            <chart:grid chart:style-name="ch8" chart:class="major"/>
          </chart:axis>
          <chart:series chart:style-name="ch9" chart:values-cell-range-address="Funktion.D9:Funktion.D128" chart:label-cell-address="Funktion.D8:Funktion.D8" chart:class="chart:area">
            <chart:data-point chart:repeated="120"/>
          </chart:series>
          <chart:series chart:style-name="ch10" chart:values-cell-range-address="Funktion.E9:Funktion.E128" chart:label-cell-address="Funktion.E8:Funktion.E8" chart:class="chart:area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nsen</text:p>
                <draw:g>
                  <svg:desc>Funktion.D8:Funktion.D8</svg:desc>
                </draw:g>
              </table:table-cell>
              <table:table-cell office:value-type="string">
                <text:p>Tilgung</text:p>
                <draw:g>
                  <svg:desc>Funktion.E8:Funktion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6666666666667">
                <text:p>16.6666666666667</text:p>
                <draw:g>
                  <svg:desc>Funktion.D9:Funktion.D128</svg:desc>
                </draw:g>
              </table:table-cell>
              <table:table-cell office:value-type="float" office:value="8.33333333333333">
                <text:p>8.33333333333333</text:p>
                <draw:g>
                  <svg:desc>Funktion.E9:Funktion.E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6527777777778">
                <text:p>16.6527777777778</text:p>
              </table:table-cell>
              <table:table-cell office:value-type="float" office:value="8.34722222222223">
                <text:p>8.34722222222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388657407407">
                <text:p>16.6388657407407</text:p>
              </table:table-cell>
              <table:table-cell office:value-type="float" office:value="8.36113425925926">
                <text:p>8.36113425925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6249305169753">
                <text:p>16.6249305169753</text:p>
              </table:table-cell>
              <table:table-cell office:value-type="float" office:value="8.37506948302469">
                <text:p>8.37506948302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6109720678369">
                <text:p>16.6109720678369</text:p>
              </table:table-cell>
              <table:table-cell office:value-type="float" office:value="8.38902793216307">
                <text:p>8.38902793216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969903546167">
                <text:p>16.5969903546167</text:p>
              </table:table-cell>
              <table:table-cell office:value-type="float" office:value="8.40300964538334">
                <text:p>8.40300964538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582985338541">
                <text:p>16.582985338541</text:p>
              </table:table-cell>
              <table:table-cell office:value-type="float" office:value="8.41701466145898">
                <text:p>8.41701466145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689569807719">
                <text:p>16.5689569807719</text:p>
              </table:table-cell>
              <table:table-cell office:value-type="float" office:value="8.43104301922807">
                <text:p>8.43104301922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5549052424065">
                <text:p>16.5549052424065</text:p>
              </table:table-cell>
              <table:table-cell office:value-type="float" office:value="8.44509475759346">
                <text:p>8.44509475759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5408300844772">
                <text:p>16.5408300844772</text:p>
              </table:table-cell>
              <table:table-cell office:value-type="float" office:value="8.45916991552278">
                <text:p>8.45916991552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5267314679514">
                <text:p>16.5267314679514</text:p>
              </table:table-cell>
              <table:table-cell office:value-type="float" office:value="8.47326853204865">
                <text:p>8.47326853204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126093537313">
                <text:p>16.5126093537313</text:p>
              </table:table-cell>
              <table:table-cell office:value-type="float" office:value="8.48739064626873">
                <text:p>8.48739064626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4984637026542">
                <text:p>16.4984637026542</text:p>
              </table:table-cell>
              <table:table-cell office:value-type="float" office:value="8.50153629734584">
                <text:p>8.50153629734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4842944754919">
                <text:p>16.4842944754919</text:p>
              </table:table-cell>
              <table:table-cell office:value-type="float" office:value="8.51570552450809">
                <text:p>8.51570552450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4701016329511">
                <text:p>16.4701016329511</text:p>
              </table:table-cell>
              <table:table-cell office:value-type="float" office:value="8.52989836704893">
                <text:p>8.52989836704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4558851356727">
                <text:p>16.4558851356727</text:p>
              </table:table-cell>
              <table:table-cell office:value-type="float" office:value="8.54411486432735">
                <text:p>8.54411486432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4416449442321">
                <text:p>16.4416449442321</text:p>
              </table:table-cell>
              <table:table-cell office:value-type="float" office:value="8.55835505576789">
                <text:p>8.55835505576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273810191392">
                <text:p>16.4273810191392</text:p>
              </table:table-cell>
              <table:table-cell office:value-type="float" office:value="8.57261898086084">
                <text:p>8.57261898086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130933208377">
                <text:p>16.4130933208377</text:p>
              </table:table-cell>
              <table:table-cell office:value-type="float" office:value="8.58690667916228">
                <text:p>8.58690667916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3987818097058">
                <text:p>16.3987818097058</text:p>
              </table:table-cell>
              <table:table-cell office:value-type="float" office:value="8.60121819029421">
                <text:p>8.60121819029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844464460553">
                <text:p>16.3844464460553</text:p>
              </table:table-cell>
              <table:table-cell office:value-type="float" office:value="8.6155535539447">
                <text:p>8.6155535539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3700871901321">
                <text:p>16.3700871901321</text:p>
              </table:table-cell>
              <table:table-cell office:value-type="float" office:value="8.62991280986794">
                <text:p>8.62991280986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3557040021156">
                <text:p>16.3557040021156</text:p>
              </table:table-cell>
              <table:table-cell office:value-type="float" office:value="8.64429599788439">
                <text:p>8.64429599788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3412968421191">
                <text:p>16.3412968421191</text:p>
              </table:table-cell>
              <table:table-cell office:value-type="float" office:value="8.65870315788087">
                <text:p>8.65870315788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3268656701893">
                <text:p>16.3268656701893</text:p>
              </table:table-cell>
              <table:table-cell office:value-type="float" office:value="8.67313432981067">
                <text:p>8.67313432981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3124104463063">
                <text:p>16.3124104463063</text:p>
              </table:table-cell>
              <table:table-cell office:value-type="float" office:value="8.68758955369368">
                <text:p>8.68758955369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979311303835">
                <text:p>16.2979311303835</text:p>
              </table:table-cell>
              <table:table-cell office:value-type="float" office:value="8.70206886961651">
                <text:p>8.70206886961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2834276822675">
                <text:p>16.2834276822675</text:p>
              </table:table-cell>
              <table:table-cell office:value-type="float" office:value="8.71657231773253">
                <text:p>8.71657231773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689000617379">
                <text:p>16.2689000617379</text:p>
              </table:table-cell>
              <table:table-cell office:value-type="float" office:value="8.73109993826209">
                <text:p>8.73109993826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543482285075">
                <text:p>16.2543482285075</text:p>
              </table:table-cell>
              <table:table-cell office:value-type="float" office:value="8.74565177149252">
                <text:p>8.74565177149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397721422217">
                <text:p>16.2397721422217</text:p>
              </table:table-cell>
              <table:table-cell office:value-type="float" office:value="8.76022785777835">
                <text:p>8.76022785777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251717624587">
                <text:p>16.2251717624587</text:p>
              </table:table-cell>
              <table:table-cell office:value-type="float" office:value="8.77482823754131">
                <text:p>8.774828237541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2105470487295">
                <text:p>16.2105470487295</text:p>
              </table:table-cell>
              <table:table-cell office:value-type="float" office:value="8.78945295127054">
                <text:p>8.789452951270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1958979604773">
                <text:p>16.1958979604773</text:p>
              </table:table-cell>
              <table:table-cell office:value-type="float" office:value="8.80410203952266">
                <text:p>8.80410203952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1812244570781">
                <text:p>16.1812244570781</text:p>
              </table:table-cell>
              <table:table-cell office:value-type="float" office:value="8.81877554292187">
                <text:p>8.81877554292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1665264978399">
                <text:p>16.1665264978399</text:p>
              </table:table-cell>
              <table:table-cell office:value-type="float" office:value="8.83347350216007">
                <text:p>8.83347350216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51804042003">
                <text:p>16.151804042003</text:p>
              </table:table-cell>
              <table:table-cell office:value-type="float" office:value="8.848195957997">
                <text:p>8.848195957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1370570487397">
                <text:p>16.1370570487397</text:p>
              </table:table-cell>
              <table:table-cell office:value-type="float" office:value="8.86294295126033">
                <text:p>8.862942951260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222854771542">
                <text:p>16.1222854771542</text:p>
              </table:table-cell>
              <table:table-cell office:value-type="float" office:value="8.87771452284577">
                <text:p>8.87771452284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1074892862828">
                <text:p>16.1074892862828</text:p>
              </table:table-cell>
              <table:table-cell office:value-type="float" office:value="8.89251071371718">
                <text:p>8.892510713717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0926684350933">
                <text:p>16.0926684350933</text:p>
              </table:table-cell>
              <table:table-cell office:value-type="float" office:value="8.9073315649067">
                <text:p>8.9073315649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0778228824851">
                <text:p>16.0778228824851</text:p>
              </table:table-cell>
              <table:table-cell office:value-type="float" office:value="8.92217711751488">
                <text:p>8.92217711751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0629525872893">
                <text:p>16.0629525872893</text:p>
              </table:table-cell>
              <table:table-cell office:value-type="float" office:value="8.93704741271074">
                <text:p>8.93704741271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0480575082681">
                <text:p>16.0480575082681</text:p>
              </table:table-cell>
              <table:table-cell office:value-type="float" office:value="8.95194249173192">
                <text:p>8.95194249173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0331376041152">
                <text:p>16.0331376041152</text:p>
              </table:table-cell>
              <table:table-cell office:value-type="float" office:value="8.96686239588481">
                <text:p>8.96686239588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0181928334554">
                <text:p>16.0181928334554</text:p>
              </table:table-cell>
              <table:table-cell office:value-type="float" office:value="8.98180716654462">
                <text:p>8.98180716654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0032231548445">
                <text:p>16.0032231548445</text:p>
              </table:table-cell>
              <table:table-cell office:value-type="float" office:value="8.99677684515553">
                <text:p>8.99677684515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9882285267692">
                <text:p>15.9882285267692</text:p>
              </table:table-cell>
              <table:table-cell office:value-type="float" office:value="9.01177147323078">
                <text:p>9.01177147323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9732089076472">
                <text:p>15.9732089076472</text:p>
              </table:table-cell>
              <table:table-cell office:value-type="float" office:value="9.02679109235284">
                <text:p>9.02679109235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581642558266">
                <text:p>15.9581642558266</text:p>
              </table:table-cell>
              <table:table-cell office:value-type="float" office:value="9.04183574417342">
                <text:p>9.04183574417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430945295863">
                <text:p>15.9430945295863</text:p>
              </table:table-cell>
              <table:table-cell office:value-type="float" office:value="9.05690547041371">
                <text:p>9.056905470413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9279996871356">
                <text:p>15.9279996871356</text:p>
              </table:table-cell>
              <table:table-cell office:value-type="float" office:value="9.0720003128644">
                <text:p>9.07200031286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9128796866142">
                <text:p>15.9128796866142</text:p>
              </table:table-cell>
              <table:table-cell office:value-type="float" office:value="9.08712031338584">
                <text:p>9.08712031338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8977344860918">
                <text:p>15.8977344860918</text:p>
              </table:table-cell>
              <table:table-cell office:value-type="float" office:value="9.10226551390815">
                <text:p>9.10226551390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8825640435687">
                <text:p>15.8825640435687</text:p>
              </table:table-cell>
              <table:table-cell office:value-type="float" office:value="9.11743595643133">
                <text:p>9.117435956431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8673683169746">
                <text:p>15.8673683169746</text:p>
              </table:table-cell>
              <table:table-cell office:value-type="float" office:value="9.13263168302539">
                <text:p>9.13263168302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521472641696">
                <text:p>15.8521472641696</text:p>
              </table:table-cell>
              <table:table-cell office:value-type="float" office:value="9.14785273583043">
                <text:p>9.14785273583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369008429432">
                <text:p>15.8369008429432</text:p>
              </table:table-cell>
              <table:table-cell office:value-type="float" office:value="9.16309915705681">
                <text:p>9.16309915705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216290110148">
                <text:p>15.8216290110148</text:p>
              </table:table-cell>
              <table:table-cell office:value-type="float" office:value="9.17837098898524">
                <text:p>9.178370988985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8063317260331">
                <text:p>15.8063317260331</text:p>
              </table:table-cell>
              <table:table-cell office:value-type="float" office:value="9.19366827396688">
                <text:p>9.19366827396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7910089455765">
                <text:p>15.7910089455765</text:p>
              </table:table-cell>
              <table:table-cell office:value-type="float" office:value="9.20899105442349">
                <text:p>9.20899105442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756606271525">
                <text:p>15.7756606271525</text:p>
              </table:table-cell>
              <table:table-cell office:value-type="float" office:value="9.22433937284754">
                <text:p>9.224339372847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7602867281977">
                <text:p>15.7602867281977</text:p>
              </table:table-cell>
              <table:table-cell office:value-type="float" office:value="9.23971327180228">
                <text:p>9.239713271802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44887206078">
                <text:p>15.744887206078</text:p>
              </table:table-cell>
              <table:table-cell office:value-type="float" office:value="9.25511279392195">
                <text:p>9.25511279392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294620180882">
                <text:p>15.7294620180882</text:p>
              </table:table-cell>
              <table:table-cell office:value-type="float" office:value="9.27053798191182">
                <text:p>9.27053798191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7140111214517">
                <text:p>15.7140111214517</text:p>
              </table:table-cell>
              <table:table-cell office:value-type="float" office:value="9.28598887854834">
                <text:p>9.285988878548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6985344733207">
                <text:p>15.6985344733207</text:p>
              </table:table-cell>
              <table:table-cell office:value-type="float" office:value="9.30146552667925">
                <text:p>9.30146552667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830320307763">
                <text:p>15.6830320307763</text:p>
              </table:table-cell>
              <table:table-cell office:value-type="float" office:value="9.31696796922372">
                <text:p>9.316967969223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6675037508276">
                <text:p>15.6675037508276</text:p>
              </table:table-cell>
              <table:table-cell office:value-type="float" office:value="9.33249624917243">
                <text:p>9.33249624917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6519495904123">
                <text:p>15.6519495904123</text:p>
              </table:table-cell>
              <table:table-cell office:value-type="float" office:value="9.34805040958771">
                <text:p>9.348050409587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6363695063963">
                <text:p>15.6363695063963</text:p>
              </table:table-cell>
              <table:table-cell office:value-type="float" office:value="9.36363049360369">
                <text:p>9.36363049360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6207634555736">
                <text:p>15.6207634555736</text:p>
              </table:table-cell>
              <table:table-cell office:value-type="float" office:value="9.37923654442637">
                <text:p>9.379236544426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051313946663">
                <text:p>15.6051313946663</text:p>
              </table:table-cell>
              <table:table-cell office:value-type="float" office:value="9.39486860533374">
                <text:p>9.394868605333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589473280324">
                <text:p>15.589473280324</text:p>
              </table:table-cell>
              <table:table-cell office:value-type="float" office:value="9.41052671967597">
                <text:p>9.41052671967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5737890691246">
                <text:p>15.5737890691246</text:p>
              </table:table-cell>
              <table:table-cell office:value-type="float" office:value="9.42621093087543">
                <text:p>9.426210930875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5580787175731">
                <text:p>15.5580787175731</text:p>
              </table:table-cell>
              <table:table-cell office:value-type="float" office:value="9.44192128242688">
                <text:p>9.44192128242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5423421821024">
                <text:p>15.5423421821024</text:p>
              </table:table-cell>
              <table:table-cell office:value-type="float" office:value="9.4576578178976">
                <text:p>9.4576578178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5265794190726">
                <text:p>15.5265794190726</text:p>
              </table:table-cell>
              <table:table-cell office:value-type="float" office:value="9.47342058092742">
                <text:p>9.47342058092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510790384771">
                <text:p>15.510790384771</text:p>
              </table:table-cell>
              <table:table-cell office:value-type="float" office:value="9.48920961522897">
                <text:p>9.4892096152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4949750354123">
                <text:p>15.4949750354123</text:p>
              </table:table-cell>
              <table:table-cell office:value-type="float" office:value="9.50502496458768">
                <text:p>9.505024964587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479133327138">
                <text:p>15.479133327138</text:p>
              </table:table-cell>
              <table:table-cell office:value-type="float" office:value="9.520866672862">
                <text:p>9.5208666728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4632652160166">
                <text:p>15.4632652160166</text:p>
              </table:table-cell>
              <table:table-cell office:value-type="float" office:value="9.53673478398343">
                <text:p>9.536734783983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473706580433">
                <text:p>15.4473706580433</text:p>
              </table:table-cell>
              <table:table-cell office:value-type="float" office:value="9.55262934195674">
                <text:p>9.55262934195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43144960914">
                <text:p>15.43144960914</text:p>
              </table:table-cell>
              <table:table-cell office:value-type="float" office:value="9.56855039086">
                <text:p>9.56855039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4155020251552">
                <text:p>15.4155020251552</text:p>
              </table:table-cell>
              <table:table-cell office:value-type="float" office:value="9.58449797484477">
                <text:p>9.58449797484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3995278618638">
                <text:p>15.3995278618638</text:p>
              </table:table-cell>
              <table:table-cell office:value-type="float" office:value="9.60047213813618">
                <text:p>9.600472138136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3835270749669">
                <text:p>15.3835270749669</text:p>
              </table:table-cell>
              <table:table-cell office:value-type="float" office:value="9.61647292503307">
                <text:p>9.61647292503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3674996200919">
                <text:p>15.3674996200919</text:p>
              </table:table-cell>
              <table:table-cell office:value-type="float" office:value="9.63250037990812">
                <text:p>9.632500379908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351445452792">
                <text:p>15.351445452792</text:p>
              </table:table-cell>
              <table:table-cell office:value-type="float" office:value="9.64855454720797">
                <text:p>9.64855454720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3353645285467">
                <text:p>15.3353645285467</text:p>
              </table:table-cell>
              <table:table-cell office:value-type="float" office:value="9.66463547145332">
                <text:p>9.664635471453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3192568027609">
                <text:p>15.3192568027609</text:p>
              </table:table-cell>
              <table:table-cell office:value-type="float" office:value="9.68074319723907">
                <text:p>9.68074319723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3031222307655">
                <text:p>15.3031222307655</text:p>
              </table:table-cell>
              <table:table-cell office:value-type="float" office:value="9.69687776923447">
                <text:p>9.696877769234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2869607678168">
                <text:p>15.2869607678168</text:p>
              </table:table-cell>
              <table:table-cell office:value-type="float" office:value="9.7130392321832">
                <text:p>9.7130392321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2707723690965">
                <text:p>15.2707723690965</text:p>
              </table:table-cell>
              <table:table-cell office:value-type="float" office:value="9.7292276309035">
                <text:p>9.7292276309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545569897117">
                <text:p>15.2545569897117</text:p>
              </table:table-cell>
              <table:table-cell office:value-type="float" office:value="9.74544301028834">
                <text:p>9.745443010288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2383145846945">
                <text:p>15.2383145846945</text:p>
              </table:table-cell>
              <table:table-cell office:value-type="float" office:value="9.76168541530549">
                <text:p>9.761685415305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2220451090023">
                <text:p>15.2220451090023</text:p>
              </table:table-cell>
              <table:table-cell office:value-type="float" office:value="9.77795489099766">
                <text:p>9.777954890997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2057485175173">
                <text:p>15.2057485175173</text:p>
              </table:table-cell>
              <table:table-cell office:value-type="float" office:value="9.79425148248266">
                <text:p>9.79425148248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1894247650465">
                <text:p>15.1894247650465</text:p>
              </table:table-cell>
              <table:table-cell office:value-type="float" office:value="9.81057523495347">
                <text:p>9.810575234953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1730738063216">
                <text:p>15.1730738063216</text:p>
              </table:table-cell>
              <table:table-cell office:value-type="float" office:value="9.82692619367839">
                <text:p>9.826926193678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1566955959988">
                <text:p>15.1566955959988</text:p>
              </table:table-cell>
              <table:table-cell office:value-type="float" office:value="9.84330440400119">
                <text:p>9.84330440400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1402900886588">
                <text:p>15.1402900886588</text:p>
              </table:table-cell>
              <table:table-cell office:value-type="float" office:value="9.85970991134119">
                <text:p>9.85970991134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1238572388066">
                <text:p>15.1238572388066</text:p>
              </table:table-cell>
              <table:table-cell office:value-type="float" office:value="9.87614276119342">
                <text:p>9.876142761193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1073970008713">
                <text:p>15.1073970008713</text:p>
              </table:table-cell>
              <table:table-cell office:value-type="float" office:value="9.89260299912875">
                <text:p>9.89260299912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090909329206">
                <text:p>15.090909329206</text:p>
              </table:table-cell>
              <table:table-cell office:value-type="float" office:value="9.90909067079396">
                <text:p>9.909090670793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0743941780881">
                <text:p>15.0743941780881</text:p>
              </table:table-cell>
              <table:table-cell office:value-type="float" office:value="9.92560582191195">
                <text:p>9.92560582191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0578515017182">
                <text:p>15.0578515017182</text:p>
              </table:table-cell>
              <table:table-cell office:value-type="float" office:value="9.9421484982818">
                <text:p>9.94214849828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0412812542211">
                <text:p>15.0412812542211</text:p>
              </table:table-cell>
              <table:table-cell office:value-type="float" office:value="9.95871874577894">
                <text:p>9.958718745778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0246833896448">
                <text:p>15.0246833896448</text:p>
              </table:table-cell>
              <table:table-cell office:value-type="float" office:value="9.97531661035524">
                <text:p>9.975316610355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0080578619608">
                <text:p>15.0080578619608</text:p>
              </table:table-cell>
              <table:table-cell office:value-type="float" office:value="9.99194213803916">
                <text:p>9.991942138039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9914046250641">
                <text:p>14.9914046250641</text:p>
              </table:table-cell>
              <table:table-cell office:value-type="float" office:value="10.0085953749359">
                <text:p>10.00859537493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9747236327725">
                <text:p>14.9747236327725</text:p>
              </table:table-cell>
              <table:table-cell office:value-type="float" office:value="10.0252763672275">
                <text:p>10.02527636722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9580148388272">
                <text:p>14.9580148388272</text:p>
              </table:table-cell>
              <table:table-cell office:value-type="float" office:value="10.0419851611728">
                <text:p>10.04198516117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9412781968919">
                <text:p>14.9412781968919</text:p>
              </table:table-cell>
              <table:table-cell office:value-type="float" office:value="10.0587218031081">
                <text:p>10.05872180310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9245136605534">
                <text:p>14.9245136605534</text:p>
              </table:table-cell>
              <table:table-cell office:value-type="float" office:value="10.0754863394466">
                <text:p>10.07548633944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907721183321">
                <text:p>14.907721183321</text:p>
              </table:table-cell>
              <table:table-cell office:value-type="float" office:value="10.092278816679">
                <text:p>10.0922788166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8909007186265">
                <text:p>14.8909007186265</text:p>
              </table:table-cell>
              <table:table-cell office:value-type="float" office:value="10.1090992813735">
                <text:p>10.1090992813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8740522198242">
                <text:p>14.8740522198242</text:p>
              </table:table-cell>
              <table:table-cell office:value-type="float" office:value="10.1259477801758">
                <text:p>10.12594778017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8571756401906">
                <text:p>14.8571756401906</text:p>
              </table:table-cell>
              <table:table-cell office:value-type="float" office:value="10.1428243598094">
                <text:p>10.14282435980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402709329242">
                <text:p>14.8402709329242</text:p>
              </table:table-cell>
              <table:table-cell office:value-type="float" office:value="10.1597290670758">
                <text:p>10.1597290670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8.0.0$Linux_x86 LibreOffice_project/40d92a4fb6f9e1c835489ae5733b68ab2d30329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43cm" svg:height="9cm" xlink:href=".." xlink:type="simple" chart:class="chart:line" chart:style-name="ch1">
        <chart:legend chart:legend-position="end" svg:x="19.278cm" svg:y="4.188cm" style:legend-expansion="high" chart:style-name="ch2"/>
        <chart:plot-area chart:style-name="ch3" table:cell-range-address="Funktion.B9:Funktion.C128 Funktion.C8:Funktion.C8" chart:data-source-has-labels="both" svg:x="1.484cm" svg:y="0.18cm" svg:width="17.349cm" svg:height="7.632cm">
          <chartooo:coordinate-region svg:x="3.534cm" svg:y="0.393cm" svg:width="15.299cm" svg:height="6.739cm"/>
          <chart:axis chart:dimension="x" chart:name="primary-x" chart:style-name="ch4" chartooo:axis-type="auto">
            <chartooo:date-scale/>
            <chart:title svg:x="9.558cm" svg:y="7.993cm" chart:style-name="ch5">
              <text:p>Monate</text:p>
            </chart:title>
            <chart:categories table:cell-range-address="Funktion.B9:Funktion.B128"/>
          </chart:axis>
          <chart:axis chart:dimension="y" chart:name="primary-y" chart:style-name="ch6">
            <chart:title svg:x="0.451cm" svg:y="4.86cm" chart:style-name="ch7">
              <text:p>Restschuld</text:p>
            </chart:title>
            <chart:grid chart:style-name="ch8" chart:class="major"/>
          </chart:axis>
          <chart:series chart:style-name="ch9" chart:values-cell-range-address="Funktion.C9:Funktion.C128" chart:label-cell-address="Funktion.C8:Funktion.C8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schuld</text:p>
                <draw:g>
                  <svg:desc>Funktion.C8:Funktion.C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unktion.B9:Funktion.B128</svg:desc>
                </draw:g>
              </table:table-cell>
              <table:table-cell office:value-type="float" office:value="10000">
                <text:p>10000</text:p>
                <draw:g>
                  <svg:desc>Funktion.C9:Funktion.C1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91.66666666667">
                <text:p>9991.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83.31944444444">
                <text:p>9983.319444444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74.95831018518">
                <text:p>9974.958310185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966.58324070216">
                <text:p>9966.583240702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958.19421277">
                <text:p>9958.194212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949.79120312461">
                <text:p>9949.791203124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41.37418846315">
                <text:p>9941.374188463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932.94314544393">
                <text:p>9932.943145443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24.49805068633">
                <text:p>9924.498050686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916.03888077081">
                <text:p>9916.038880770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907.56561223876">
                <text:p>9907.5656122387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899.07822159249">
                <text:p>9899.078221592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890.57668529515">
                <text:p>9890.576685295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882.06097977064">
                <text:p>9882.060979770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873.53108140359">
                <text:p>9873.531081403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864.98696653926">
                <text:p>9864.986966539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856.4286114835">
                <text:p>9856.42861148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847.85599250263">
                <text:p>9847.855992502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839.26908582347">
                <text:p>9839.269085823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830.66786763318">
                <text:p>9830.667867633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22.05231407923">
                <text:p>9822.052314079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813.42240126937">
                <text:p>9813.422401269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04.77810527148">
                <text:p>9804.778105271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96.1194021136">
                <text:p>9796.11940211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87.44626778379">
                <text:p>9787.446267783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778.7586782301">
                <text:p>9778.75867823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770.05660936048">
                <text:p>9770.056609360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761.34003704275">
                <text:p>9761.340037042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752.60893710449">
                <text:p>9752.608937104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743.86328533299">
                <text:p>9743.863285332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35.10305747521">
                <text:p>9735.103057475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26.32822923767">
                <text:p>9726.328229237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17.5387762864">
                <text:p>9717.5387762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708.73467424688">
                <text:p>9708.734674246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99.91589870396">
                <text:p>9699.915898703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691.0824252018">
                <text:p>9691.08242520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682.2342292438">
                <text:p>9682.23422924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673.37128629254">
                <text:p>9673.371286292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664.4935717697">
                <text:p>9664.49357176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55.60106105598">
                <text:p>9655.601061055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46.69372949107">
                <text:p>9646.693729491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637.77155237356">
                <text:p>9637.771552373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28.83450496085">
                <text:p>9628.834504960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19.88256246911">
                <text:p>9619.882562469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10.91570007323">
                <text:p>9610.915700073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01.93389290668">
                <text:p>9601.933892906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592.93711606153">
                <text:p>9592.9371160615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583.9253445883">
                <text:p>9583.92534458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74.89855349595">
                <text:p>9574.898553495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65.85671775177">
                <text:p>9565.856717751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56.79981228136">
                <text:p>9556.799812281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47.72781196849">
                <text:p>9547.7278119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38.64069165511">
                <text:p>9538.640691655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29.5384261412">
                <text:p>9529.53842614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20.42099018477">
                <text:p>9520.420990184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11.28835850174">
                <text:p>9511.28835850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502.14050576591">
                <text:p>9502.14050576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492.97740660886">
                <text:p>9492.977406608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483.79903561987">
                <text:p>9483.799035619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74.6053673459">
                <text:p>9474.60536734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465.39637629148">
                <text:p>9465.396376291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456.17203691863">
                <text:p>9456.172036918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46.93232364683">
                <text:p>9446.932323646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437.67721085291">
                <text:p>9437.677210852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428.406672871">
                <text:p>9428.4066728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419.12068399245">
                <text:p>9419.120683992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409.81921846577">
                <text:p>9409.819218465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400.50225049654">
                <text:p>9400.502250496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91.16975424737">
                <text:p>9391.169754247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381.82170383779">
                <text:p>9381.821703837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372.45807334418">
                <text:p>9372.458073344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363.07883679975">
                <text:p>9363.078836799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353.68396819442">
                <text:p>9353.683968194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44.27344147474">
                <text:p>9344.273441474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334.84723054387">
                <text:p>9334.847230543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325.40530926144">
                <text:p>9325.405309261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15.94765144355">
                <text:p>9315.947651443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306.47423086262">
                <text:p>9306.474230862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296.98502124739">
                <text:p>9296.985021247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287.4799962828">
                <text:p>9287.47999628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77.95912960994">
                <text:p>9277.959129609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268.42239482596">
                <text:p>9268.422394825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258.869765484">
                <text:p>9258.86976548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249.30121509314">
                <text:p>9249.301215093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239.71671711829">
                <text:p>9239.716717118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30.11624498016">
                <text:p>9230.116244980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20.49977205513">
                <text:p>9220.499772055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210.86727167522">
                <text:p>9210.867271675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201.21871712801">
                <text:p>9201.218717128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191.55408165656">
                <text:p>9191.554081656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181.87333845932">
                <text:p>9181.873338459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172.17646069008">
                <text:p>9172.176460690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62.4634214579">
                <text:p>9162.46342145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152.73419382699">
                <text:p>9152.734193826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42.98875081671">
                <text:p>9142.9887508167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133.2270654014">
                <text:p>9133.22706540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123.4491105104">
                <text:p>9123.44911051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113.65485902792">
                <text:p>9113.654859027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03.84428379297">
                <text:p>9103.844283792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94.01735759929">
                <text:p>9094.017357599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084.17405319529">
                <text:p>9084.174053195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74.31434328395">
                <text:p>9074.314343283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64.43820052275">
                <text:p>9064.438200522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054.54559752362">
                <text:p>9054.54559752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44.63650685283">
                <text:p>9044.6365068528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034.71090103092">
                <text:p>9034.710901030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024.76875253264">
                <text:p>9024.768752532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014.81003378686">
                <text:p>9014.810033786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004.8347171765">
                <text:p>9004.83471717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994.84277503846">
                <text:p>8994.842775038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984.83417966353">
                <text:p>8984.834179663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74.8089032963">
                <text:p>8974.8089032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964.76691813513">
                <text:p>8964.766918135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954.70819633202">
                <text:p>8954.708196332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944.63270999257">
                <text:p>8944.632709992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934.54043117589">
                <text:p>8934.540431175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924.43133189452">
                <text:p>8924.431331894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914.30538411434">
                <text:p>8914.305384114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904.16255975453">
                <text:p>8904.162559754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8.0.0$Linux_x86 LibreOffice_project/40d92a4fb6f9e1c835489ae5733b68ab2d30329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